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#72bf44"/>
    </style:style>
    <style:style style:name="ce6" style:family="table-cell" style:parent-style-name="Default">
      <style:table-cell-properties fo:background-color="#d99116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GLOB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float" office:value="225.1945832" calcext:value-type="float">
            <text:p>225.1945832</text:p>
          </table:table-cell>
          <table:table-cell table:style-name="ce4" office:value-type="string" calcext:value-type="string">
            <text:p>ERR</text:p>
          </table:table-cell>
          <table:table-cell table:number-columns-repeated="5" office:value-type="string" calcext:value-type="string">
            <text:p>NF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5.195" calcext:value-type="float">
            <text:p>225.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ki0001</text:p>
          </table:table-cell>
          <table:table-cell office:value-type="float" office:value="40.71286469" calcext:value-type="float">
            <text:p>40.71286469</text:p>
          </table:table-cell>
          <table:table-cell table:style-name="ce4" office:value-type="string" calcext:value-type="string">
            <text:p>ERR</text:p>
          </table:table-cell>
          <table:table-cell table:number-columns-repeated="5" office:value-type="string" calcext:value-type="string">
            <text:p>NF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.713" calcext:value-type="float">
            <text:p>40.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l_mk2_10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33" calcext:value-type="float">
            <text:p>0.33</text:p>
          </table:table-cell>
          <table:table-cell office:value-type="float" office:value="1023" calcext:value-type="float">
            <text:p>1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1.02" calcext:value-type="float">
            <text:p>1.02</text:p>
          </table:table-cell>
          <table:table-cell office:value-type="float" office:value="1853" calcext:value-type="float">
            <text:p>1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l_mk2_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IM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3333293" calcext:value-type="float">
            <text:p>3333293</text:p>
          </table:table-cell>
          <table:table-cell office:value-type="string" calcext:value-type="string">
            <text:p>inf</text:p>
          </table:table-cell>
          <table:table-cell office:value-type="float" office:value="-23.8999" calcext:value-type="float">
            <text:p>-23.8999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IM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168729" calcext:value-type="float">
            <text:p>168729</text:p>
          </table:table-cell>
          <table:table-cell office:value-type="string" calcext:value-type="string">
            <text:p>NF</text:p>
          </table:table-cell>
          <table:table-cell office:value-type="float" office:value="-26.888" calcext:value-type="float">
            <text:p>-26.8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ll_mk3_10</text:p>
          </table:table-cell>
          <table:table-cell office:value-type="string" calcext:value-type="string">
            <text:p>inf</text:p>
          </table:table-cell>
          <table:table-cell table:style-name="ce5" office:value-type="string" calcext:value-type="string">
            <text:p>INF</text:p>
          </table:table-cell>
          <table:table-cell office:value-type="float" office:value="0.86" calcext:value-type="float">
            <text:p>0.86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2.06" calcext:value-type="float">
            <text:p>12.06</text:p>
          </table:table-cell>
          <table:table-cell office:value-type="float" office:value="15379" calcext:value-type="float">
            <text:p>15379</text:p>
          </table:table-cell>
          <table:table-cell table:number-columns-repeated="3"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ball_mk3_2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TLIM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654687" calcext:value-type="float">
            <text:p>654687</text:p>
          </table:table-cell>
          <table:table-cell office:value-type="string" calcext:value-type="string">
            <text:p>inf</text:p>
          </table:table-cell>
          <table:table-cell office:value-type="float" office:value="-12.9959" calcext:value-type="float">
            <text:p>-12.9959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IM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391775" calcext:value-type="float">
            <text:p>391775</text:p>
          </table:table-cell>
          <table:table-cell office:value-type="string" calcext:value-type="string">
            <text:p>NF</text:p>
          </table:table-cell>
          <table:table-cell office:value-type="float" office:value="-21.434" calcext:value-type="float">
            <text:p>-21.4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ll_mk3_3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TLIM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183482" calcext:value-type="float">
            <text:p>183482</text:p>
          </table:table-cell>
          <table:table-cell office:value-type="string" calcext:value-type="string">
            <text:p>inf</text:p>
          </table:table-cell>
          <table:table-cell office:value-type="float" office:value="-28.014" calcext:value-type="float">
            <text:p>-28.014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LIM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532158" calcext:value-type="float">
            <text:p>532158</text:p>
          </table:table-cell>
          <table:table-cell office:value-type="string" calcext:value-type="string">
            <text:p>NF</text:p>
          </table:table-cell>
          <table:table-cell office:value-type="float" office:value="-32.621" calcext:value-type="float">
            <text:p>-32.6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ll_mk4_05</text:p>
          </table:table-cell>
          <table:table-cell office:value-type="string" calcext:value-type="string">
            <text:p>inf</text:p>
          </table:table-cell>
          <table:table-cell table:style-name="ce4" office:value-type="string" calcext:value-type="string">
            <text:p>ERR</text:p>
          </table:table-cell>
          <table:table-cell table:number-columns-repeated="5" office:value-type="string" calcext:value-type="string">
            <text:p>NF</text:p>
          </table:table-cell>
          <table:table-cell office:value-type="string" calcext:value-type="string">
            <text:p>INF</text:p>
          </table:table-cell>
          <table:table-cell office:value-type="float" office:value="2.02" calcext:value-type="float">
            <text:p>2.02</text:p>
          </table:table-cell>
          <table:table-cell office:value-type="float" office:value="3161" calcext:value-type="float">
            <text:p>3161</text:p>
          </table:table-cell>
          <table:table-cell table:number-columns-repeated="3"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ball_mk4_10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ERR</text:p>
          </table:table-cell>
          <table:table-cell table:number-columns-repeated="5" office:value-type="string" calcext:value-type="string">
            <text:p>NF</text:p>
          </table:table-cell>
          <table:table-cell office:value-type="string" calcext:value-type="string">
            <text:p>INF</text:p>
          </table:table-cell>
          <table:table-cell office:value-type="float" office:value="4.93" calcext:value-type="float">
            <text:p>4.93</text:p>
          </table:table-cell>
          <table:table-cell office:value-type="float" office:value="5617" calcext:value-type="float">
            <text:p>5617</text:p>
          </table:table-cell>
          <table:table-cell table:number-columns-repeated="3"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ball_mk4_15</text:p>
          </table:table-cell>
          <table:table-cell office:value-type="float" office:value="21.21536049" calcext:value-type="float">
            <text:p>21.21536049</text:p>
          </table:table-cell>
          <table:table-cell table:style-name="ce4" office:value-type="string" calcext:value-type="string">
            <text:p>ERR</text:p>
          </table:table-cell>
          <table:table-cell table:number-columns-repeated="5" office:value-type="string" calcext:value-type="string">
            <text:p>NF</text:p>
          </table:table-cell>
          <table:table-cell office:value-type="string" calcext:value-type="string">
            <text:p>INF</text:p>
          </table:table-cell>
          <table:table-cell office:value-type="float" office:value="0.1" calcext:value-type="float">
            <text:p>0.1</text:p>
          </table:table-cell>
          <table:table-cell office:value-type="float" office:value="403" calcext:value-type="float">
            <text:p>403</text:p>
          </table:table-cell>
          <table:table-cell table:number-columns-repeated="3"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clay0203m</text:p>
          </table:table-cell>
          <table:table-cell office:value-type="float" office:value="41573.26223" calcext:value-type="float">
            <text:p>41573.26223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56" calcext:value-type="float">
            <text:p>0.56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41552.012" calcext:value-type="float">
            <text:p>41552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1.14" calcext:value-type="float">
            <text:p>1.1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1573.246" calcext:value-type="float">
            <text:p>41573.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y0204m</text:p>
          </table:table-cell>
          <table:table-cell office:value-type="float" office:value="6545" calcext:value-type="float">
            <text:p>6545</text:p>
          </table:table-cell>
          <table:table-cell office:value-type="string" calcext:value-type="string">
            <text:p>OPT</text:p>
          </table:table-cell>
          <table:table-cell office:value-type="float" office:value="4.67" calcext:value-type="float">
            <text:p>4.67</text:p>
          </table:table-cell>
          <table:table-cell office:value-type="float" office:value="2373" calcext:value-type="float">
            <text:p>2373</text:p>
          </table:table-cell>
          <table:table-cell table:number-columns-repeated="2" office:value-type="float" office:value="6545" calcext:value-type="float">
            <text:p>654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table:style-name="ce8" office:value-type="float" office:value="0.55" calcext:value-type="float">
            <text:p>0.55</text:p>
          </table:table-cell>
          <table:table-cell office:value-type="float" office:value="846" calcext:value-type="float">
            <text:p>846</text:p>
          </table:table-cell>
          <table:table-cell table:number-columns-repeated="2" table:style-name="ce7" office:value-type="float" office:value="6544.998" calcext:value-type="float">
            <text:p>6544.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y0205m</text:p>
          </table:table-cell>
          <table:table-cell office:value-type="float" office:value="8092.5" calcext:value-type="float">
            <text:p>8092.5</text:p>
          </table:table-cell>
          <table:table-cell office:value-type="string" calcext:value-type="string">
            <text:p>OPT</text:p>
          </table:table-cell>
          <table:table-cell office:value-type="float" office:value="134.71" calcext:value-type="float">
            <text:p>134.71</text:p>
          </table:table-cell>
          <table:table-cell office:value-type="float" office:value="46080" calcext:value-type="float">
            <text:p>46080</text:p>
          </table:table-cell>
          <table:table-cell table:number-columns-repeated="2" office:value-type="float" office:value="8092.5" calcext:value-type="float">
            <text:p>8092.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4.79" calcext:value-type="float">
            <text:p>4.79</text:p>
          </table:table-cell>
          <table:table-cell office:value-type="float" office:value="11734" calcext:value-type="float">
            <text:p>11734</text:p>
          </table:table-cell>
          <table:table-cell table:number-columns-repeated="2" table:style-name="ce7" office:value-type="float" office:value="8092.498" calcext:value-type="float">
            <text:p>8092.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y0303m</text:p>
          </table:table-cell>
          <table:table-cell office:value-type="float" office:value="26669.10953" calcext:value-type="float">
            <text:p>26669.10953</text:p>
          </table:table-cell>
          <table:table-cell table:style-name="ce6" office:value-type="string" calcext:value-type="string">
            <text:p>OPT</text:p>
          </table:table-cell>
          <table:table-cell office:value-type="float" office:value="1.52" calcext:value-type="float">
            <text:p>1.52</text:p>
          </table:table-cell>
          <table:table-cell office:value-type="float" office:value="959" calcext:value-type="float">
            <text:p>959</text:p>
          </table:table-cell>
          <table:table-cell table:number-columns-repeated="2" office:value-type="float" office:value="26659.8792" calcext:value-type="float">
            <text:p>26659.8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2.46" calcext:value-type="float">
            <text:p>2.46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26669.087" calcext:value-type="float">
            <text:p>26669.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y0304m</text:p>
          </table:table-cell>
          <table:table-cell office:value-type="float" office:value="40262.38724" calcext:value-type="float">
            <text:p>40262.38724</text:p>
          </table:table-cell>
          <table:table-cell table:style-name="ce6" office:value-type="string" calcext:value-type="string">
            <text:p>OPT</text:p>
          </table:table-cell>
          <table:table-cell office:value-type="float" office:value="36.12" calcext:value-type="float">
            <text:p>36.12</text:p>
          </table:table-cell>
          <table:table-cell office:value-type="float" office:value="12530" calcext:value-type="float">
            <text:p>12530</text:p>
          </table:table-cell>
          <table:table-cell table:number-columns-repeated="2" office:value-type="float" office:value="40255.1839" calcext:value-type="float">
            <text:p>40255.183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4.27" calcext:value-type="float">
            <text:p>4.27</text:p>
          </table:table-cell>
          <table:table-cell office:value-type="float" office:value="2614" calcext:value-type="float">
            <text:p>2614</text:p>
          </table:table-cell>
          <table:table-cell table:number-columns-repeated="2" office:value-type="float" office:value="40262.363" calcext:value-type="float">
            <text:p>40262.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y0305m</text:p>
          </table:table-cell>
          <table:table-cell office:value-type="float" office:value="8092.5" calcext:value-type="float">
            <text:p>8092.5</text:p>
          </table:table-cell>
          <table:table-cell office:value-type="string" calcext:value-type="string">
            <text:p>OPT</text:p>
          </table:table-cell>
          <table:table-cell office:value-type="float" office:value="181.65" calcext:value-type="float">
            <text:p>181.65</text:p>
          </table:table-cell>
          <table:table-cell office:value-type="float" office:value="52899" calcext:value-type="float">
            <text:p>52899</text:p>
          </table:table-cell>
          <table:table-cell table:number-columns-repeated="2" office:value-type="float" office:value="8092.5" calcext:value-type="float">
            <text:p>8092.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5.21" calcext:value-type="float">
            <text:p>5.21</text:p>
          </table:table-cell>
          <table:table-cell office:value-type="float" office:value="8335" calcext:value-type="float">
            <text:p>8335</text:p>
          </table:table-cell>
          <table:table-cell table:number-columns-repeated="2" table:style-name="ce7" office:value-type="float" office:value="8092.498" calcext:value-type="float">
            <text:p>8092.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_lab2_4x0</text:p>
          </table:table-cell>
          <table:table-cell office:value-type="float" office:value="-2.353677794" calcext:value-type="float">
            <text:p>-2.353677794</text:p>
          </table:table-cell>
          <table:table-cell office:value-type="string" calcext:value-type="string">
            <text:p>TLIM</text:p>
          </table:table-cell>
          <table:table-cell office:value-type="float" office:value="2002.41" calcext:value-type="float">
            <text:p>2002.41</text:p>
          </table:table-cell>
          <table:table-cell office:value-type="float" office:value="709" calcext:value-type="float">
            <text:p>709</text:p>
          </table:table-cell>
          <table:table-cell office:value-type="float" office:value="55" calcext:value-type="float">
            <text:p>55</text:p>
          </table:table-cell>
          <table:table-cell office:value-type="float" office:value="-45.6648" calcext:value-type="float">
            <text:p>-45.6648</text:p>
          </table:table-cell>
          <table:table-cell office:value-type="float" office:value="100.6648" calcext:value-type="float">
            <text:p>100.6648</text:p>
          </table:table-cell>
          <table:table-cell table:style-name="ce5" office:value-type="string" calcext:value-type="string">
            <text:p>OPT</text:p>
          </table:table-cell>
          <table:table-cell office:value-type="float" office:value="481.27" calcext:value-type="float">
            <text:p>481.2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-61.205" calcext:value-type="float">
            <text:p>-61.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_lab6b_4x20</text:p>
          </table:table-cell>
          <table:table-cell office:value-type="float" office:value="-6829.525878" calcext:value-type="float">
            <text:p>-6829.525878</text:p>
          </table:table-cell>
          <table:table-cell table:style-name="ce5" office:value-type="string" calcext:value-type="string">
            <text:p>TLIM</text:p>
          </table:table-cell>
          <table:table-cell office:value-type="float" office:value="1980.42" calcext:value-type="float">
            <text:p>1980.42</text:p>
          </table:table-cell>
          <table:table-cell office:value-type="float" office:value="482" calcext:value-type="float">
            <text:p>482</text:p>
          </table:table-cell>
          <table:table-cell office:value-type="float" office:value="19.4" calcext:value-type="float">
            <text:p>19.4</text:p>
          </table:table-cell>
          <table:table-cell office:value-type="float" office:value="-6737.2885" calcext:value-type="float">
            <text:p>-6737.2885</text:p>
          </table:table-cell>
          <table:table-cell office:value-type="float" office:value="6756.6885" calcext:value-type="float">
            <text:p>6756.6885</text:p>
          </table:table-cell>
          <table:table-cell office:value-type="string" calcext:value-type="string">
            <text:p>LIM</text:p>
          </table:table-cell>
          <table:table-cell office:value-type="float" office:value="3742.23" calcext:value-type="float">
            <text:p>3742.2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NF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vxnonsep_normcon20r</text:p>
          </table:table-cell>
          <table:table-cell office:value-type="float" office:value="-21.7491474" calcext:value-type="float">
            <text:p>-21.7491474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05" calcext:value-type="float">
            <text:p>0.0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21.7492" calcext:value-type="float">
            <text:p>-21.7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37" calcext:value-type="float">
            <text:p>0.3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-21.749" calcext:value-type="float">
            <text:p>-21.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vxnonsep_normcon30r</text:p>
          </table:table-cell>
          <table:table-cell office:value-type="float" office:value="-34.24396672" calcext:value-type="float">
            <text:p>-34.24396672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23" calcext:value-type="float">
            <text:p>0.2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-34.2444" calcext:value-type="float">
            <text:p>-34.2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81" calcext:value-type="float">
            <text:p>0.81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-34.244" calcext:value-type="float">
            <text:p>-34.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vxnonsep_normcon40r</text:p>
          </table:table-cell>
          <table:table-cell office:value-type="float" office:value="-32.62967025" calcext:value-type="float">
            <text:p>-32.62967025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61" calcext:value-type="float">
            <text:p>0.61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-32.63" calcext:value-type="float">
            <text:p>-3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1.92" calcext:value-type="float">
            <text:p>1.92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float" office:value="-32.63" calcext:value-type="float">
            <text:p>-3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-opt</text:p>
          </table:table-cell>
          <table:table-cell office:value-type="float" office:value="3.556340048" calcext:value-type="float">
            <text:p>3.556340048</text:p>
          </table:table-cell>
          <table:table-cell office:value-type="string" calcext:value-type="string">
            <text:p>TLIM</text:p>
          </table:table-cell>
          <table:table-cell office:value-type="float" office:value="1800.14" calcext:value-type="float">
            <text:p>1800.14</text:p>
          </table:table-cell>
          <table:table-cell office:value-type="float" office:value="97687" calcext:value-type="float">
            <text:p>97687</text:p>
          </table:table-cell>
          <table:table-cell office:value-type="float" office:value="7.1585" calcext:value-type="float">
            <text:p>7.1585</text:p>
          </table:table-cell>
          <table:table-cell office:value-type="float" office:value="-4183.5186" calcext:value-type="float">
            <text:p>-4183.5186</text:p>
          </table:table-cell>
          <table:table-cell office:value-type="float" office:value="4190.6772" calcext:value-type="float">
            <text:p>4190.6772</text:p>
          </table:table-cell>
          <table:table-cell table:style-name="ce5" office:value-type="string" calcext:value-type="string">
            <text:p>OPT</text:p>
          </table:table-cell>
          <table:table-cell office:value-type="float" office:value="11.22" calcext:value-type="float">
            <text:p>11.22</text:p>
          </table:table-cell>
          <table:table-cell office:value-type="float" office:value="2196" calcext:value-type="float">
            <text:p>2196</text:p>
          </table:table-cell>
          <table:table-cell table:number-columns-repeated="2" office:value-type="float" office:value="3.556" calcext:value-type="float">
            <text:p>3.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-opt5</text:p>
          </table:table-cell>
          <table:table-cell office:value-type="float" office:value="8.07365754" calcext:value-type="float">
            <text:p>8.07365754</text:p>
          </table:table-cell>
          <table:table-cell office:value-type="string" calcext:value-type="string">
            <text:p>TLIM</text:p>
          </table:table-cell>
          <table:table-cell office:value-type="float" office:value="1800.14" calcext:value-type="float">
            <text:p>1800.14</text:p>
          </table:table-cell>
          <table:table-cell office:value-type="float" office:value="122793" calcext:value-type="float">
            <text:p>122793</text:p>
          </table:table-cell>
          <table:table-cell office:value-type="float" office:value="14.4509" calcext:value-type="float">
            <text:p>14.4509</text:p>
          </table:table-cell>
          <table:table-cell office:value-type="float" office:value="-5253.5793" calcext:value-type="float">
            <text:p>-5253.5793</text:p>
          </table:table-cell>
          <table:table-cell office:value-type="float" office:value="5268.0302" calcext:value-type="float">
            <text:p>5268.0302</text:p>
          </table:table-cell>
          <table:table-cell table:style-name="ce5" office:value-type="string" calcext:value-type="string">
            <text:p>OPT</text:p>
          </table:table-cell>
          <table:table-cell office:value-type="float" office:value="4" calcext:value-type="float">
            <text:p>4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8.074" calcext:value-type="float">
            <text:p>8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1223a</text:p>
          </table:table-cell>
          <table:table-cell office:value-type="float" office:value="4.5795824" calcext:value-type="float">
            <text:p>4.5795824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796" calcext:value-type="float">
            <text:p>4.5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8" calcext:value-type="float">
            <text:p>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4</text:p>
          </table:table-cell>
          <table:table-cell office:value-type="float" office:value="-8.064136165" calcext:value-type="float">
            <text:p>-8.064136165</text:p>
          </table:table-cell>
          <table:table-cell office:value-type="string" calcext:value-type="string">
            <text:p>OPT</text:p>
          </table:table-cell>
          <table:table-cell office:value-type="float" office:value="0.12" calcext:value-type="float">
            <text:p>0.1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-8.0646" calcext:value-type="float">
            <text:p>-8.0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37" calcext:value-type="float">
            <text:p>0.3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-8.064" calcext:value-type="float">
            <text:p>-8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3</text:p>
          </table:table-cell>
          <table:table-cell office:value-type="float" office:value="31982309.85" calcext:value-type="float">
            <text:p>31982309.85</text:p>
          </table:table-cell>
          <table:table-cell office:value-type="string" calcext:value-type="string">
            <text:p>TLIM</text:p>
          </table:table-cell>
          <table:table-cell office:value-type="float" office:value="1800.47" calcext:value-type="float">
            <text:p>1800.47</text:p>
          </table:table-cell>
          <table:table-cell office:value-type="float" office:value="5230" calcext:value-type="float">
            <text:p>5230</text:p>
          </table:table-cell>
          <table:table-cell office:value-type="float" office:value="34811313.1101" calcext:value-type="float">
            <text:p>34811313.1101</text:p>
          </table:table-cell>
          <table:table-cell office:value-type="float" office:value="9895499.4474" calcext:value-type="float">
            <text:p>9895499.4474</text:p>
          </table:table-cell>
          <table:table-cell office:value-type="float" office:value="24915813.6627" calcext:value-type="float">
            <text:p>24915813.6627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28" calcext:value-type="float">
            <text:p>0.2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1982309.247" calcext:value-type="float">
            <text:p>31982309.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d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riddynamic_fixed</text:p>
          </table:table-cell>
          <table:table-cell office:value-type="float" office:value="1.473777778" calcext:value-type="float">
            <text:p>1.473777778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4738" calcext:value-type="float">
            <text:p>1.4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74" calcext:value-type="float">
            <text:p>1.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mun</text:p>
          </table:table-cell>
          <table:table-cell table:style-name="ce2" office:value-type="float" office:value="-0.0000000009994390695" calcext:value-type="float">
            <text:p>-9.99E-10</text:p>
          </table:table-cell>
          <table:table-cell office:value-type="string" calcext:value-type="string">
            <text:p>OPT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60809.6374" calcext:value-type="float">
            <text:p>-160809.6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bearing100</text:p>
          </table:table-cell>
          <table:table-cell office:value-type="float" office:value="-0.1550419626" calcext:value-type="float">
            <text:p>-0.1550419626</text:p>
          </table:table-cell>
          <table:table-cell table:style-name="ce4" office:value-type="string" calcext:value-type="string">
            <text:p>ERR</text:p>
          </table:table-cell>
          <table:table-cell table:number-columns-repeated="5" office:value-type="string" calcext:value-type="string">
            <text:p>NF</text:p>
          </table:table-cell>
          <table:table-cell office:value-type="string" calcext:value-type="string">
            <text:p>OPT</text:p>
          </table:table-cell>
          <table:table-cell office:value-type="float" office:value="6.44" calcext:value-type="float">
            <text:p>6.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55" calcext:value-type="float">
            <text:p>-0.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bearing25</text:p>
          </table:table-cell>
          <table:table-cell office:value-type="float" office:value="-0.1540155401" calcext:value-type="float">
            <text:p>-0.1540155401</text:p>
          </table:table-cell>
          <table:table-cell table:style-name="ce4" office:value-type="string" calcext:value-type="string">
            <text:p>ERR</text:p>
          </table:table-cell>
          <table:table-cell table:number-columns-repeated="5" office:value-type="string" calcext:value-type="string">
            <text:p>NF</text:p>
          </table:table-cell>
          <table:table-cell office:value-type="string" calcext:value-type="string">
            <text:p>OPT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54" calcext:value-type="float">
            <text:p>-0.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bearing50</text:p>
          </table:table-cell>
          <table:table-cell office:value-type="float" office:value="-0.1548242221" calcext:value-type="float">
            <text:p>-0.1548242221</text:p>
          </table:table-cell>
          <table:table-cell table:style-name="ce4" office:value-type="string" calcext:value-type="string">
            <text:p>ERR</text:p>
          </table:table-cell>
          <table:table-cell table:number-columns-repeated="5" office:value-type="string" calcext:value-type="string">
            <text:p>NF</text:p>
          </table:table-cell>
          <table:table-cell office:value-type="string" calcext:value-type="string">
            <text:p>OPT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55" calcext:value-type="float">
            <text:p>-0.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bearing75</text:p>
          </table:table-cell>
          <table:table-cell office:value-type="float" office:value="-0.1549845356" calcext:value-type="float">
            <text:p>-0.1549845356</text:p>
          </table:table-cell>
          <table:table-cell table:style-name="ce4" office:value-type="string" calcext:value-type="string">
            <text:p>ERR</text:p>
          </table:table-cell>
          <table:table-cell table:number-columns-repeated="5" office:value-type="string" calcext:value-type="string">
            <text:p>NF</text:p>
          </table:table-cell>
          <table:table-cell office:value-type="string" calcext:value-type="string">
            <text:p>OPT</text:p>
          </table:table-cell>
          <table:table-cell office:value-type="float" office:value="4.57" calcext:value-type="float">
            <text:p>4.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55" calcext:value-type="float">
            <text:p>-0.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var</text:p>
          </table:table-cell>
          <table:table-cell office:value-type="float" office:value="5.243399074" calcext:value-type="float">
            <text:p>5.243399074</text:p>
          </table:table-cell>
          <table:table-cell office:value-type="string" calcext:value-type="string">
            <text:p>OPT</text:p>
          </table:table-cell>
          <table:table-cell office:value-type="float" office:value="1.8" calcext:value-type="float">
            <text:p>1.8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5.243" calcext:value-type="float">
            <text:p>5.24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243" calcext:value-type="float">
            <text:p>5.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varx</text:p>
          </table:table-cell>
          <table:table-cell office:value-type="float" office:value="14.3692321" calcext:value-type="float">
            <text:p>14.3692321</text:p>
          </table:table-cell>
          <table:table-cell office:value-type="string" calcext:value-type="string">
            <text:p>OPT</text:p>
          </table:table-cell>
          <table:table-cell office:value-type="float" office:value="0.42" calcext:value-type="float">
            <text:p>0.4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.3689" calcext:value-type="float">
            <text:p>14.368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.369" calcext:value-type="float">
            <text:p>14.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varxsc</text:p>
          </table:table-cell>
          <table:table-cell table:formula="of:=VLOOKUP([.A38];[#REF!];19;0)" office:value-type="string" office:string-value="" calcext:value-type="error">
            <text:p>#REF!</text:p>
          </table:table-cell>
          <table:table-cell office:value-type="string" calcext:value-type="string">
            <text:p>OPT</text:p>
          </table:table-cell>
          <table:table-cell office:value-type="float" office:value="0.31" calcext:value-type="float">
            <text:p>0.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.3686" calcext:value-type="float">
            <text:p>14.368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.369" calcext:value-type="float">
            <text:p>14.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mod_dol1</text:p>
          </table:table-cell>
          <table:table-cell office:value-type="float" office:value="-0.6228883422" calcext:value-type="float">
            <text:p>-0.6228883422</text:p>
          </table:table-cell>
          <table:table-cell office:value-type="string" calcext:value-type="string">
            <text:p>TLIM</text:p>
          </table:table-cell>
          <table:table-cell office:value-type="float" office:value="1800.33" calcext:value-type="float">
            <text:p>1800.33</text:p>
          </table:table-cell>
          <table:table-cell office:value-type="float" office:value="45511" calcext:value-type="float">
            <text:p>45511</text:p>
          </table:table-cell>
          <table:table-cell office:value-type="float" office:value="-0.53" calcext:value-type="float">
            <text:p>-0.53</text:p>
          </table:table-cell>
          <table:table-cell office:value-type="float" office:value="-0.7455" calcext:value-type="float">
            <text:p>-0.7455</text:p>
          </table:table-cell>
          <table:table-cell office:value-type="float" office:value="0.2155" calcext:value-type="float">
            <text:p>0.2155</text:p>
          </table:table-cell>
          <table:table-cell office:value-type="string" calcext:value-type="string">
            <text:p>LIM</text:p>
          </table:table-cell>
          <table:table-cell office:value-type="float" office:value="3600.26" calcext:value-type="float">
            <text:p>3600.26</text:p>
          </table:table-cell>
          <table:table-cell office:value-type="float" office:value="306647" calcext:value-type="float">
            <text:p>306647</text:p>
          </table:table-cell>
          <table:table-cell office:value-type="float" office:value="-0.536" calcext:value-type="float">
            <text:p>-0.536</text:p>
          </table:table-cell>
          <table:table-cell office:value-type="float" office:value="-0.778" calcext:value-type="float">
            <text:p>-0.778</text:p>
          </table:table-cell>
          <table:table-cell office:value-type="float" office:value="45.19" calcext:value-type="float">
            <text:p>45.19</text:p>
          </table:table-cell>
        </table:table-row>
        <table:table-row table:style-name="ro1">
          <table:table-cell office:value-type="string" calcext:value-type="string">
            <text:p>netmod_dol2</text:p>
          </table:table-cell>
          <table:table-cell office:value-type="float" office:value="-0.56000837" calcext:value-type="float">
            <text:p>-0.56000837</text:p>
          </table:table-cell>
          <table:table-cell office:value-type="string" calcext:value-type="string">
            <text:p>TLIM</text:p>
          </table:table-cell>
          <table:table-cell office:value-type="float" office:value="1810.1" calcext:value-type="float">
            <text:p>1810.1</text:p>
          </table:table-cell>
          <table:table-cell office:value-type="float" office:value="39330" calcext:value-type="float">
            <text:p>39330</text:p>
          </table:table-cell>
          <table:table-cell office:value-type="float" office:value="-0.5448" calcext:value-type="float">
            <text:p>-0.5448</text:p>
          </table:table-cell>
          <table:table-cell office:value-type="float" office:value="-0.5808" calcext:value-type="float">
            <text:p>-0.5808</text:p>
          </table:table-cell>
          <table:table-cell office:value-type="float" office:value="0.036" calcext:value-type="float">
            <text:p>0.036</text:p>
          </table:table-cell>
          <table:table-cell table:style-name="ce5" office:value-type="string" calcext:value-type="string">
            <text:p>OPT</text:p>
          </table:table-cell>
          <table:table-cell office:value-type="float" office:value="1600.25" calcext:value-type="float">
            <text:p>1600.25</text:p>
          </table:table-cell>
          <table:table-cell office:value-type="float" office:value="48355" calcext:value-type="float">
            <text:p>48355</text:p>
          </table:table-cell>
          <table:table-cell table:number-columns-repeated="2"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mod_kar1</text:p>
          </table:table-cell>
          <table:table-cell office:value-type="float" office:value="-0.4197896121" calcext:value-type="float">
            <text:p>-0.4197896121</text:p>
          </table:table-cell>
          <table:table-cell office:value-type="string" calcext:value-type="string">
            <text:p>TLIM</text:p>
          </table:table-cell>
          <table:table-cell office:value-type="float" office:value="1800.05" calcext:value-type="float">
            <text:p>1800.05</text:p>
          </table:table-cell>
          <table:table-cell office:value-type="float" office:value="157729" calcext:value-type="float">
            <text:p>157729</text:p>
          </table:table-cell>
          <table:table-cell office:value-type="float" office:value="-0.4198" calcext:value-type="float">
            <text:p>-0.4198</text:p>
          </table:table-cell>
          <table:table-cell office:value-type="float" office:value="-0.4234" calcext:value-type="float">
            <text:p>-0.4234</text:p>
          </table:table-cell>
          <table:table-cell office:value-type="float" office:value="0.0036" calcext:value-type="float">
            <text:p>0.0036</text:p>
          </table:table-cell>
          <table:table-cell table:style-name="ce5" office:value-type="string" calcext:value-type="string">
            <text:p>OPT</text:p>
          </table:table-cell>
          <table:table-cell office:value-type="float" office:value="26.83" calcext:value-type="float">
            <text:p>26.83</text:p>
          </table:table-cell>
          <table:table-cell office:value-type="float" office:value="5730" calcext:value-type="float">
            <text:p>5730</text:p>
          </table:table-cell>
          <table:table-cell table:number-columns-repeated="2" office:value-type="float" office:value="-0.42" calcext:value-type="float">
            <text:p>-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mod_kar2</text:p>
          </table:table-cell>
          <table:table-cell office:value-type="float" office:value="-0.4197896121" calcext:value-type="float">
            <text:p>-0.4197896121</text:p>
          </table:table-cell>
          <table:table-cell office:value-type="string" calcext:value-type="string">
            <text:p>TLIM</text:p>
          </table:table-cell>
          <table:table-cell office:value-type="float" office:value="1800.05" calcext:value-type="float">
            <text:p>1800.05</text:p>
          </table:table-cell>
          <table:table-cell office:value-type="float" office:value="155989" calcext:value-type="float">
            <text:p>155989</text:p>
          </table:table-cell>
          <table:table-cell office:value-type="float" office:value="-0.4198" calcext:value-type="float">
            <text:p>-0.419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0042" calcext:value-type="float">
            <text:p>0.0042</text:p>
          </table:table-cell>
          <table:table-cell table:style-name="ce5" office:value-type="string" calcext:value-type="string">
            <text:p>OPT</text:p>
          </table:table-cell>
          <table:table-cell office:value-type="float" office:value="26.72" calcext:value-type="float">
            <text:p>26.72</text:p>
          </table:table-cell>
          <table:table-cell office:value-type="float" office:value="5730" calcext:value-type="float">
            <text:p>5730</text:p>
          </table:table-cell>
          <table:table-cell table:number-columns-repeated="2" office:value-type="float" office:value="-0.42" calcext:value-type="float">
            <text:p>-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vs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vs10</text:p>
          </table:table-cell>
          <table:table-cell office:value-type="float" office:value="-310.8" calcext:value-type="float">
            <text:p>-310.8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310.8017" calcext:value-type="float">
            <text:p>-310.8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310.8" calcext:value-type="float">
            <text:p>-31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vs11</text:p>
          </table:table-cell>
          <table:table-cell office:value-type="float" office:value="-431" calcext:value-type="float">
            <text:p>-431</text:p>
          </table:table-cell>
          <table:table-cell office:value-type="string" calcext:value-type="string">
            <text:p>OPT</text:p>
          </table:table-cell>
          <table:table-cell office:value-type="float" office:value="0.03" calcext:value-type="float">
            <text:p>0.0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-431.0168" calcext:value-type="float">
            <text:p>-431.0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4" calcext:value-type="float">
            <text:p>0.0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-431" calcext:value-type="float">
            <text:p>-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vs12</text:p>
          </table:table-cell>
          <table:table-cell office:value-type="float" office:value="-481.2" calcext:value-type="float">
            <text:p>-481.2</text:p>
          </table:table-cell>
          <table:table-cell office:value-type="string" calcext:value-type="string">
            <text:p>OPT</text:p>
          </table:table-cell>
          <table:table-cell office:value-type="float" office:value="0.06" calcext:value-type="float">
            <text:p>0.0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-481.2001" calcext:value-type="float">
            <text:p>-481.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6" calcext:value-type="float">
            <text:p>0.06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-481.2" calcext:value-type="float">
            <text:p>-48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vs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igree_sp_top4_350tr</text:p>
          </table:table-cell>
          <table:table-cell office:value-type="float" office:value="-23003.31002" calcext:value-type="float">
            <text:p>-23003.31002</text:p>
          </table:table-cell>
          <table:table-cell table:style-name="ce4" office:value-type="string" calcext:value-type="string">
            <text:p>ERR</text:p>
          </table:table-cell>
          <table:table-cell table:number-columns-repeated="5" office:value-type="string" calcext:value-type="string">
            <text:p>NF</text:p>
          </table:table-cell>
          <table:table-cell office:value-type="string" calcext:value-type="string">
            <text:p>LIM</text:p>
          </table:table-cell>
          <table:table-cell office:value-type="float" office:value="3606.3" calcext:value-type="float">
            <text:p>3606.3</text:p>
          </table:table-cell>
          <table:table-cell office:value-type="float" office:value="231849" calcext:value-type="float">
            <text:p>231849</text:p>
          </table:table-cell>
          <table:table-cell office:value-type="float" office:value="-22991.26" calcext:value-type="float">
            <text:p>-22991.26</text:p>
          </table:table-cell>
          <table:table-cell office:value-type="float" office:value="-23032.099" calcext:value-type="float">
            <text:p>-23032.09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portfol_classical050_1</text:p>
          </table:table-cell>
          <table:table-cell office:value-type="float" office:value="-0.09476067165" calcext:value-type="float">
            <text:p>-0.09476067165</text:p>
          </table:table-cell>
          <table:table-cell table:style-name="ce5" office:value-type="string" calcext:value-type="string">
            <text:p>OPT</text:p>
          </table:table-cell>
          <table:table-cell office:value-type="float" office:value="8.25" calcext:value-type="float">
            <text:p>8.25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-0.0949" calcext:value-type="float">
            <text:p>-0.0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M</text:p>
          </table:table-cell>
          <table:table-cell office:value-type="float" office:value="3600.06" calcext:value-type="float">
            <text:p>3600.06</text:p>
          </table:table-cell>
          <table:table-cell office:value-type="float" office:value="108336" calcext:value-type="float">
            <text:p>108336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098" calcext:value-type="float">
            <text:p>-0.098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portfol_classical200_2</text:p>
          </table:table-cell>
          <table:table-cell office:value-type="float" office:value="-0.1189943177" calcext:value-type="float">
            <text:p>-0.1189943177</text:p>
          </table:table-cell>
          <table:table-cell office:value-type="string" calcext:value-type="string">
            <text:p>TLIM</text:p>
          </table:table-cell>
          <table:table-cell office:value-type="float" office:value="1802.02" calcext:value-type="float">
            <text:p>1802.02</text:p>
          </table:table-cell>
          <table:table-cell office:value-type="float" office:value="27992" calcext:value-type="float">
            <text:p>27992</text:p>
          </table:table-cell>
          <table:table-cell office:value-type="float" office:value="-0.1102" calcext:value-type="float">
            <text:p>-0.1102</text:p>
          </table:table-cell>
          <table:table-cell office:value-type="float" office:value="-0.1216" calcext:value-type="float">
            <text:p>-0.1216</text:p>
          </table:table-cell>
          <table:table-cell office:value-type="float" office:value="0.0114" calcext:value-type="float">
            <text:p>0.0114</text:p>
          </table:table-cell>
          <table:table-cell office:value-type="string" calcext:value-type="string">
            <text:p>LIM</text:p>
          </table:table-cell>
          <table:table-cell office:value-type="float" office:value="3600.25" calcext:value-type="float">
            <text:p>3600.25</text:p>
          </table:table-cell>
          <table:table-cell office:value-type="float" office:value="45998" calcext:value-type="float">
            <text:p>45998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25" calcext:value-type="float">
            <text:p>-0.125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1">
          <table:table-cell office:value-type="string" calcext:value-type="string">
            <text:p>qp2</text:p>
          </table:table-cell>
          <table:table-cell office:value-type="float" office:value="0.0008093140953" calcext:value-type="float">
            <text:p>0.0008093140953</text:p>
          </table:table-cell>
          <table:table-cell office:value-type="string" calcext:value-type="string">
            <text:p>TLIM</text:p>
          </table:table-cell>
          <table:table-cell office:value-type="float" office:value="1800.1" calcext:value-type="float">
            <text:p>1800.1</text:p>
          </table:table-cell>
          <table:table-cell office:value-type="float" office:value="30677" calcext:value-type="float">
            <text:p>30677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6732" calcext:value-type="float">
            <text:p>-0.6732</text:p>
          </table:table-cell>
          <table:table-cell office:value-type="float" office:value="0.674" calcext:value-type="float">
            <text:p>0.674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p4</text:p>
          </table:table-cell>
          <table:table-cell office:value-type="float" office:value="0.0008093150504" calcext:value-type="float">
            <text:p>0.0008093150504</text:p>
          </table:table-cell>
          <table:table-cell office:value-type="string" calcext:value-type="string">
            <text:p>OPT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bal</text:p>
          </table:table-cell>
          <table:table-cell office:value-type="float" office:value="3.968220362" calcext:value-type="float">
            <text:p>3.968220362</text:p>
          </table:table-cell>
          <table:table-cell table:style-name="ce4" office:value-type="string" calcext:value-type="string">
            <text:p>ERR</text:p>
          </table:table-cell>
          <table:table-cell table:number-columns-repeated="5" office:value-type="string" calcext:value-type="string">
            <text:p>NF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968" calcext:value-type="float">
            <text:p>3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y04h</text:p>
          </table:table-cell>
          <table:table-cell office:value-type="float" office:value="9859.6597" calcext:value-type="float">
            <text:p>9859.6597</text:p>
          </table:table-cell>
          <table:table-cell table:style-name="ce6" office:value-type="string" calcext:value-type="string">
            <text:p>OPT</text:p>
          </table:table-cell>
          <table:table-cell office:value-type="float" office:value="0.42" calcext:value-type="float">
            <text:p>0.4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9850.3864" calcext:value-type="float">
            <text:p>9850.3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74" calcext:value-type="float">
            <text:p>0.7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9859.659" calcext:value-type="float">
            <text:p>9859.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y04m</text:p>
          </table:table-cell>
          <table:table-cell office:value-type="float" office:value="9859.6597" calcext:value-type="float">
            <text:p>9859.6597</text:p>
          </table:table-cell>
          <table:table-cell table:style-name="ce6" office:value-type="string" calcext:value-type="string">
            <text:p>OPT</text:p>
          </table:table-cell>
          <table:table-cell office:value-type="float" office:value="0.08" calcext:value-type="float">
            <text:p>0.0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9852.755" calcext:value-type="float">
            <text:p>9852.75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28" calcext:value-type="float">
            <text:p>0.2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9859.659" calcext:value-type="float">
            <text:p>9859.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y05h</text:p>
          </table:table-cell>
          <table:table-cell office:value-type="float" office:value="22664.67865" calcext:value-type="float">
            <text:p>22664.67865</text:p>
          </table:table-cell>
          <table:table-cell table:style-name="ce6" office:value-type="string" calcext:value-type="string">
            <text:p>OPT</text:p>
          </table:table-cell>
          <table:table-cell office:value-type="float" office:value="2.65" calcext:value-type="float">
            <text:p>2.65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22645.0909" calcext:value-type="float">
            <text:p>22645.090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82" calcext:value-type="float">
            <text:p>0.82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2664.678" calcext:value-type="float">
            <text:p>22664.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y05m</text:p>
          </table:table-cell>
          <table:table-cell office:value-type="float" office:value="22664.67865" calcext:value-type="float">
            <text:p>22664.67865</text:p>
          </table:table-cell>
          <table:table-cell table:style-name="ce6" office:value-type="string" calcext:value-type="string">
            <text:p>OPT</text:p>
          </table:table-cell>
          <table:table-cell office:value-type="float" office:value="0.1" calcext:value-type="float">
            <text:p>0.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2652.0634" calcext:value-type="float">
            <text:p>22652.0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54" calcext:value-type="float">
            <text:p>0.54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2664.678" calcext:value-type="float">
            <text:p>22664.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y06h</text:p>
          </table:table-cell>
          <table:table-cell office:value-type="float" office:value="32757.02015" calcext:value-type="float">
            <text:p>32757.02015</text:p>
          </table:table-cell>
          <table:table-cell table:style-name="ce6" office:value-type="string" calcext:value-type="string">
            <text:p>OPT</text:p>
          </table:table-cell>
          <table:table-cell office:value-type="float" office:value="37.13" calcext:value-type="float">
            <text:p>37.13</text:p>
          </table:table-cell>
          <table:table-cell office:value-type="float" office:value="8628" calcext:value-type="float">
            <text:p>8628</text:p>
          </table:table-cell>
          <table:table-cell table:number-columns-repeated="2" office:value-type="float" office:value="32742.4595" calcext:value-type="float">
            <text:p>32742.459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2.82" calcext:value-type="float">
            <text:p>2.82</text:p>
          </table:table-cell>
          <table:table-cell office:value-type="float" office:value="982" calcext:value-type="float">
            <text:p>982</text:p>
          </table:table-cell>
          <table:table-cell table:number-columns-repeated="2" office:value-type="float" office:value="32757.02" calcext:value-type="float">
            <text:p>3275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y07h</text:p>
          </table:table-cell>
          <table:table-cell office:value-type="float" office:value="64748.82523" calcext:value-type="float">
            <text:p>64748.82523</text:p>
          </table:table-cell>
          <table:table-cell office:value-type="string" calcext:value-type="string">
            <text:p>TLIM</text:p>
          </table:table-cell>
          <table:table-cell office:value-type="float" office:value="1800.05" calcext:value-type="float">
            <text:p>1800.05</text:p>
          </table:table-cell>
          <table:table-cell office:value-type="float" office:value="261566" calcext:value-type="float">
            <text:p>261566</text:p>
          </table:table-cell>
          <table:table-cell office:value-type="float" office:value="64720.0372" calcext:value-type="float">
            <text:p>64720.0372</text:p>
          </table:table-cell>
          <table:table-cell office:value-type="float" office:value="62505.2832" calcext:value-type="float">
            <text:p>62505.2832</text:p>
          </table:table-cell>
          <table:table-cell office:value-type="float" office:value="2214.7541" calcext:value-type="float">
            <text:p>2214.7541</text:p>
          </table:table-cell>
          <table:table-cell table:style-name="ce5" office:value-type="string" calcext:value-type="string">
            <text:p>OPT</text:p>
          </table:table-cell>
          <table:table-cell office:value-type="float" office:value="8" calcext:value-type="float">
            <text:p>8</text:p>
          </table:table-cell>
          <table:table-cell office:value-type="float" office:value="2928" calcext:value-type="float">
            <text:p>2928</text:p>
          </table:table-cell>
          <table:table-cell table:number-columns-repeated="2" office:value-type="float" office:value="64748.825" calcext:value-type="float">
            <text:p>64748.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y07m</text:p>
          </table:table-cell>
          <table:table-cell office:value-type="float" office:value="64748.82523" calcext:value-type="float">
            <text:p>64748.82523</text:p>
          </table:table-cell>
          <table:table-cell table:style-name="ce6" office:value-type="string" calcext:value-type="string">
            <text:p>OPT</text:p>
          </table:table-cell>
          <table:table-cell office:value-type="float" office:value="0.24" calcext:value-type="float">
            <text:p>0.2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64727.2851" calcext:value-type="float">
            <text:p>64727.2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1.54" calcext:value-type="float">
            <text:p>1.54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64748.824" calcext:value-type="float">
            <text:p>64748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y08h</text:p>
          </table:table-cell>
          <table:table-cell office:value-type="float" office:value="84960.21233" calcext:value-type="float">
            <text:p>84960.21233</text:p>
          </table:table-cell>
          <table:table-cell office:value-type="string" calcext:value-type="string">
            <text:p>TLIM</text:p>
          </table:table-cell>
          <table:table-cell office:value-type="float" office:value="1800.07" calcext:value-type="float">
            <text:p>1800.07</text:p>
          </table:table-cell>
          <table:table-cell office:value-type="float" office:value="208153" calcext:value-type="float">
            <text:p>208153</text:p>
          </table:table-cell>
          <table:table-cell office:value-type="float" office:value="88915.0095" calcext:value-type="float">
            <text:p>88915.0095</text:p>
          </table:table-cell>
          <table:table-cell office:value-type="float" office:value="82346.6882" calcext:value-type="float">
            <text:p>82346.6882</text:p>
          </table:table-cell>
          <table:table-cell office:value-type="float" office:value="6568.3213" calcext:value-type="float">
            <text:p>6568.3213</text:p>
          </table:table-cell>
          <table:table-cell table:style-name="ce5" office:value-type="string" calcext:value-type="string">
            <text:p>OPT</text:p>
          </table:table-cell>
          <table:table-cell office:value-type="float" office:value="19.59" calcext:value-type="float">
            <text:p>19.59</text:p>
          </table:table-cell>
          <table:table-cell office:value-type="float" office:value="7192" calcext:value-type="float">
            <text:p>7192</text:p>
          </table:table-cell>
          <table:table-cell table:number-columns-repeated="2" office:value-type="float" office:value="84960.211" calcext:value-type="float">
            <text:p>84960.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y08m</text:p>
          </table:table-cell>
          <table:table-cell office:value-type="float" office:value="84960.21233" calcext:value-type="float">
            <text:p>84960.21233</text:p>
          </table:table-cell>
          <table:table-cell table:style-name="ce6" office:value-type="string" calcext:value-type="string">
            <text:p>OPT</text:p>
          </table:table-cell>
          <table:table-cell office:value-type="float" office:value="0.63" calcext:value-type="float">
            <text:p>0.63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84936.564" calcext:value-type="float">
            <text:p>84936.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6.06" calcext:value-type="float">
            <text:p>6.06</text:p>
          </table:table-cell>
          <table:table-cell office:value-type="float" office:value="3377" calcext:value-type="float">
            <text:p>3377</text:p>
          </table:table-cell>
          <table:table-cell table:number-columns-repeated="2" office:value-type="float" office:value="84960.211" calcext:value-type="float">
            <text:p>84960.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y09h</text:p>
          </table:table-cell>
          <table:table-cell office:value-type="float" office:value="107805.7528" calcext:value-type="float">
            <text:p>107805.7528</text:p>
          </table:table-cell>
          <table:table-cell office:value-type="string" calcext:value-type="string">
            <text:p>TLIM</text:p>
          </table:table-cell>
          <table:table-cell office:value-type="float" office:value="1800.1" calcext:value-type="float">
            <text:p>1800.1</text:p>
          </table:table-cell>
          <table:table-cell office:value-type="float" office:value="201563" calcext:value-type="float">
            <text:p>201563</text:p>
          </table:table-cell>
          <table:table-cell office:value-type="float" office:value="129037.4549" calcext:value-type="float">
            <text:p>129037.4549</text:p>
          </table:table-cell>
          <table:table-cell office:value-type="float" office:value="103142.5168" calcext:value-type="float">
            <text:p>103142.5168</text:p>
          </table:table-cell>
          <table:table-cell office:value-type="float" office:value="25894.9381" calcext:value-type="float">
            <text:p>25894.9381</text:p>
          </table:table-cell>
          <table:table-cell table:style-name="ce5" office:value-type="string" calcext:value-type="string">
            <text:p>OPT</text:p>
          </table:table-cell>
          <table:table-cell office:value-type="float" office:value="149.82" calcext:value-type="float">
            <text:p>149.82</text:p>
          </table:table-cell>
          <table:table-cell office:value-type="float" office:value="40655" calcext:value-type="float">
            <text:p>40655</text:p>
          </table:table-cell>
          <table:table-cell table:number-columns-repeated="2" office:value-type="float" office:value="107805.751" calcext:value-type="float">
            <text:p>107805.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y09m</text:p>
          </table:table-cell>
          <table:table-cell office:value-type="float" office:value="107805.7528" calcext:value-type="float">
            <text:p>107805.7528</text:p>
          </table:table-cell>
          <table:table-cell table:style-name="ce6" office:value-type="string" calcext:value-type="string">
            <text:p>OPT</text:p>
          </table:table-cell>
          <table:table-cell office:value-type="float" office:value="2.05" calcext:value-type="float">
            <text:p>2.05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float" office:value="107783.6457" calcext:value-type="float">
            <text:p>107783.6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26.57" calcext:value-type="float">
            <text:p>26.57</text:p>
          </table:table-cell>
          <table:table-cell office:value-type="float" office:value="14960" calcext:value-type="float">
            <text:p>14960</text:p>
          </table:table-cell>
          <table:table-cell table:number-columns-repeated="2" office:value-type="float" office:value="107805.75" calcext:value-type="float">
            <text:p>10780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ay10h</text:p>
          </table:table-cell>
          <table:table-cell office:value-type="float" office:value="129579.8836" calcext:value-type="float">
            <text:p>129579.8836</text:p>
          </table:table-cell>
          <table:table-cell office:value-type="string" calcext:value-type="string">
            <text:p>TLIM</text:p>
          </table:table-cell>
          <table:table-cell office:value-type="float" office:value="1800.12" calcext:value-type="float">
            <text:p>1800.12</text:p>
          </table:table-cell>
          <table:table-cell office:value-type="float" office:value="121560" calcext:value-type="float">
            <text:p>121560</text:p>
          </table:table-cell>
          <table:table-cell office:value-type="float" office:value="215225.4546" calcext:value-type="float">
            <text:p>215225.4546</text:p>
          </table:table-cell>
          <table:table-cell office:value-type="float" office:value="119561.1248" calcext:value-type="float">
            <text:p>119561.1248</text:p>
          </table:table-cell>
          <table:table-cell office:value-type="float" office:value="95664.3297" calcext:value-type="float">
            <text:p>95664.3297</text:p>
          </table:table-cell>
          <table:table-cell office:value-type="string" calcext:value-type="string">
            <text:p>LIM</text:p>
          </table:table-cell>
          <table:table-cell office:value-type="float" office:value="3600.1" calcext:value-type="float">
            <text:p>3600.1</text:p>
          </table:table-cell>
          <table:table-cell office:value-type="float" office:value="643672" calcext:value-type="float">
            <text:p>643672</text:p>
          </table:table-cell>
          <table:table-cell office:value-type="float" office:value="129582.034" calcext:value-type="float">
            <text:p>129582.034</text:p>
          </table:table-cell>
          <table:table-cell office:value-type="float" office:value="127907.547" calcext:value-type="float">
            <text:p>127907.547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slay10m</text:p>
          </table:table-cell>
          <table:table-cell office:value-type="float" office:value="129579.8836" calcext:value-type="float">
            <text:p>129579.8836</text:p>
          </table:table-cell>
          <table:table-cell table:style-name="ce6" office:value-type="string" calcext:value-type="string">
            <text:p>OPT</text:p>
          </table:table-cell>
          <table:table-cell office:value-type="float" office:value="20.78" calcext:value-type="float">
            <text:p>20.78</text:p>
          </table:table-cell>
          <table:table-cell office:value-type="float" office:value="4208" calcext:value-type="float">
            <text:p>4208</text:p>
          </table:table-cell>
          <table:table-cell table:number-columns-repeated="2" office:value-type="float" office:value="129547.4494" calcext:value-type="float">
            <text:p>129547.4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M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772016" calcext:value-type="float">
            <text:p>772016</text:p>
          </table:table-cell>
          <table:table-cell office:value-type="float" office:value="129582.032" calcext:value-type="float">
            <text:p>129582.032</text:p>
          </table:table-cell>
          <table:table-cell office:value-type="float" office:value="129460.942" calcext:value-type="float">
            <text:p>129460.94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smallinvDAXr1b010-011</text:p>
          </table:table-cell>
          <table:table-cell office:value-type="float" office:value="0.398797498" calcext:value-type="float">
            <text:p>0.398797498</text:p>
          </table:table-cell>
          <table:table-cell office:value-type="string" calcext:value-type="string">
            <text:p>TLIM</text:p>
          </table:table-cell>
          <table:table-cell office:value-type="float" office:value="1800.1" calcext:value-type="float">
            <text:p>1800.1</text:p>
          </table:table-cell>
          <table:table-cell office:value-type="float" office:value="26928" calcext:value-type="float">
            <text:p>26928</text:p>
          </table:table-cell>
          <table:table-cell office:value-type="float" office:value="0.4586" calcext:value-type="float">
            <text:p>0.4586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1074" calcext:value-type="float">
            <text:p>0.1074</text:p>
          </table:table-cell>
          <table:table-cell table:style-name="ce5" office:value-type="string" calcext:value-type="string">
            <text:p>OPT</text:p>
          </table:table-cell>
          <table:table-cell office:value-type="float" office:value="5.18" calcext:value-type="float">
            <text:p>5.18</text:p>
          </table:table-cell>
          <table:table-cell office:value-type="float" office:value="5318" calcext:value-type="float">
            <text:p>5318</text:p>
          </table:table-cell>
          <table:table-cell table:number-columns-repeated="2" office:value-type="float" office:value="0.399" calcext:value-type="float">
            <text:p>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1b020-022</text:p>
          </table:table-cell>
          <table:table-cell office:value-type="float" office:value="1.571527982" calcext:value-type="float">
            <text:p>1.571527982</text:p>
          </table:table-cell>
          <table:table-cell office:value-type="string" calcext:value-type="string">
            <text:p>TLIM</text:p>
          </table:table-cell>
          <table:table-cell office:value-type="float" office:value="1800.13" calcext:value-type="float">
            <text:p>1800.13</text:p>
          </table:table-cell>
          <table:table-cell office:value-type="float" office:value="21606" calcext:value-type="float">
            <text:p>21606</text:p>
          </table:table-cell>
          <table:table-cell office:value-type="float" office:value="2.3584" calcext:value-type="float">
            <text:p>2.3584</text:p>
          </table:table-cell>
          <table:table-cell office:value-type="float" office:value="0.8987" calcext:value-type="float">
            <text:p>0.8987</text:p>
          </table:table-cell>
          <table:table-cell office:value-type="float" office:value="1.4597" calcext:value-type="float">
            <text:p>1.4597</text:p>
          </table:table-cell>
          <table:table-cell table:style-name="ce5" office:value-type="string" calcext:value-type="string">
            <text:p>OPT</text:p>
          </table:table-cell>
          <table:table-cell office:value-type="float" office:value="12.42" calcext:value-type="float">
            <text:p>12.42</text:p>
          </table:table-cell>
          <table:table-cell office:value-type="float" office:value="17813" calcext:value-type="float">
            <text:p>17813</text:p>
          </table:table-cell>
          <table:table-cell table:number-columns-repeated="2" office:value-type="float" office:value="1.571" calcext:value-type="float">
            <text:p>1.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1b050-055</text:p>
          </table:table-cell>
          <table:table-cell office:value-type="float" office:value="9.797143454" calcext:value-type="float">
            <text:p>9.797143454</text:p>
          </table:table-cell>
          <table:table-cell office:value-type="string" calcext:value-type="string">
            <text:p>TLIM</text:p>
          </table:table-cell>
          <table:table-cell office:value-type="float" office:value="1800.18" calcext:value-type="float">
            <text:p>1800.18</text:p>
          </table:table-cell>
          <table:table-cell office:value-type="float" office:value="17792" calcext:value-type="float">
            <text:p>17792</text:p>
          </table:table-cell>
          <table:table-cell office:value-type="float" office:value="11.8743" calcext:value-type="float">
            <text:p>11.8743</text:p>
          </table:table-cell>
          <table:table-cell office:value-type="float" office:value="3.0246" calcext:value-type="float">
            <text:p>3.0246</text:p>
          </table:table-cell>
          <table:table-cell office:value-type="float" office:value="8.8496" calcext:value-type="float">
            <text:p>8.8496</text:p>
          </table:table-cell>
          <table:table-cell table:style-name="ce5" office:value-type="string" calcext:value-type="string">
            <text:p>OPT</text:p>
          </table:table-cell>
          <table:table-cell office:value-type="float" office:value="21.26" calcext:value-type="float">
            <text:p>21.26</text:p>
          </table:table-cell>
          <table:table-cell office:value-type="float" office:value="27884" calcext:value-type="float">
            <text:p>27884</text:p>
          </table:table-cell>
          <table:table-cell table:number-columns-repeated="2" office:value-type="float" office:value="9.797" calcext:value-type="float">
            <text:p>9.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1b100-110</text:p>
          </table:table-cell>
          <table:table-cell office:value-type="float" office:value="39.16214186" calcext:value-type="float">
            <text:p>39.16214186</text:p>
          </table:table-cell>
          <table:table-cell office:value-type="string" calcext:value-type="string">
            <text:p>TLIM</text:p>
          </table:table-cell>
          <table:table-cell office:value-type="float" office:value="1800.18" calcext:value-type="float">
            <text:p>1800.18</text:p>
          </table:table-cell>
          <table:table-cell office:value-type="float" office:value="17026" calcext:value-type="float">
            <text:p>17026</text:p>
          </table:table-cell>
          <table:table-cell office:value-type="float" office:value="65.4956" calcext:value-type="float">
            <text:p>65.4956</text:p>
          </table:table-cell>
          <table:table-cell office:value-type="float" office:value="16.6285" calcext:value-type="float">
            <text:p>16.6285</text:p>
          </table:table-cell>
          <table:table-cell office:value-type="float" office:value="48.8671" calcext:value-type="float">
            <text:p>48.8671</text:p>
          </table:table-cell>
          <table:table-cell table:style-name="ce5" office:value-type="string" calcext:value-type="string">
            <text:p>OPT</text:p>
          </table:table-cell>
          <table:table-cell office:value-type="float" office:value="41" calcext:value-type="float">
            <text:p>41</text:p>
          </table:table-cell>
          <table:table-cell office:value-type="float" office:value="39401" calcext:value-type="float">
            <text:p>39401</text:p>
          </table:table-cell>
          <table:table-cell table:number-columns-repeated="2" office:value-type="float" office:value="39.162" calcext:value-type="float">
            <text:p>39.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1b150-165</text:p>
          </table:table-cell>
          <table:table-cell office:value-type="float" office:value="88.10493476" calcext:value-type="float">
            <text:p>88.10493476</text:p>
          </table:table-cell>
          <table:table-cell office:value-type="string" calcext:value-type="string">
            <text:p>TLIM</text:p>
          </table:table-cell>
          <table:table-cell office:value-type="float" office:value="1800.16" calcext:value-type="float">
            <text:p>1800.16</text:p>
          </table:table-cell>
          <table:table-cell office:value-type="float" office:value="16986" calcext:value-type="float">
            <text:p>16986</text:p>
          </table:table-cell>
          <table:table-cell office:value-type="float" office:value="114.0035" calcext:value-type="float">
            <text:p>114.0035</text:p>
          </table:table-cell>
          <table:table-cell office:value-type="float" office:value="31.578" calcext:value-type="float">
            <text:p>31.578</text:p>
          </table:table-cell>
          <table:table-cell office:value-type="float" office:value="82.4255" calcext:value-type="float">
            <text:p>82.4255</text:p>
          </table:table-cell>
          <table:table-cell table:style-name="ce5" office:value-type="string" calcext:value-type="string">
            <text:p>OPT</text:p>
          </table:table-cell>
          <table:table-cell office:value-type="float" office:value="49.63" calcext:value-type="float">
            <text:p>49.63</text:p>
          </table:table-cell>
          <table:table-cell office:value-type="float" office:value="61430" calcext:value-type="float">
            <text:p>61430</text:p>
          </table:table-cell>
          <table:table-cell table:number-columns-repeated="2" office:value-type="float" office:value="88.105" calcext:value-type="float">
            <text:p>88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1b200-220</text:p>
          </table:table-cell>
          <table:table-cell office:value-type="float" office:value="156.6042679" calcext:value-type="float">
            <text:p>156.6042679</text:p>
          </table:table-cell>
          <table:table-cell office:value-type="string" calcext:value-type="string">
            <text:p>TLIM</text:p>
          </table:table-cell>
          <table:table-cell office:value-type="float" office:value="1800.12" calcext:value-type="float">
            <text:p>1800.12</text:p>
          </table:table-cell>
          <table:table-cell office:value-type="float" office:value="15605" calcext:value-type="float">
            <text:p>15605</text:p>
          </table:table-cell>
          <table:table-cell office:value-type="float" office:value="185.1568" calcext:value-type="float">
            <text:p>185.1568</text:p>
          </table:table-cell>
          <table:table-cell office:value-type="float" office:value="46.4587" calcext:value-type="float">
            <text:p>46.4587</text:p>
          </table:table-cell>
          <table:table-cell office:value-type="float" office:value="138.6981" calcext:value-type="float">
            <text:p>138.6981</text:p>
          </table:table-cell>
          <table:table-cell table:style-name="ce5" office:value-type="string" calcext:value-type="string">
            <text:p>OPT</text:p>
          </table:table-cell>
          <table:table-cell office:value-type="float" office:value="79.57" calcext:value-type="float">
            <text:p>79.57</text:p>
          </table:table-cell>
          <table:table-cell office:value-type="float" office:value="86533" calcext:value-type="float">
            <text:p>86533</text:p>
          </table:table-cell>
          <table:table-cell table:number-columns-repeated="2" office:value-type="float" office:value="156.604" calcext:value-type="float">
            <text:p>156.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2b010-011</text:p>
          </table:table-cell>
          <table:table-cell office:value-type="float" office:value="0.398797498" calcext:value-type="float">
            <text:p>0.398797498</text:p>
          </table:table-cell>
          <table:table-cell office:value-type="string" calcext:value-type="string">
            <text:p>TLIM</text:p>
          </table:table-cell>
          <table:table-cell office:value-type="float" office:value="1800.1" calcext:value-type="float">
            <text:p>1800.1</text:p>
          </table:table-cell>
          <table:table-cell office:value-type="float" office:value="24048" calcext:value-type="float">
            <text:p>24048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0891" calcext:value-type="float">
            <text:p>0.0891</text:p>
          </table:table-cell>
          <table:table-cell table:style-name="ce5" office:value-type="string" calcext:value-type="string">
            <text:p>OPT</text:p>
          </table:table-cell>
          <table:table-cell office:value-type="float" office:value="4.42" calcext:value-type="float">
            <text:p>4.42</text:p>
          </table:table-cell>
          <table:table-cell office:value-type="float" office:value="4733" calcext:value-type="float">
            <text:p>4733</text:p>
          </table:table-cell>
          <table:table-cell table:number-columns-repeated="2" office:value-type="float" office:value="0.399" calcext:value-type="float">
            <text:p>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2b020-022</text:p>
          </table:table-cell>
          <table:table-cell office:value-type="float" office:value="1.571527982" calcext:value-type="float">
            <text:p>1.571527982</text:p>
          </table:table-cell>
          <table:table-cell office:value-type="string" calcext:value-type="string">
            <text:p>TLIM</text:p>
          </table:table-cell>
          <table:table-cell office:value-type="float" office:value="1800.19" calcext:value-type="float">
            <text:p>1800.19</text:p>
          </table:table-cell>
          <table:table-cell office:value-type="float" office:value="21184" calcext:value-type="float">
            <text:p>21184</text:p>
          </table:table-cell>
          <table:table-cell office:value-type="float" office:value="1.9756" calcext:value-type="float">
            <text:p>1.9756</text:p>
          </table:table-cell>
          <table:table-cell office:value-type="float" office:value="0.8748" calcext:value-type="float">
            <text:p>0.8748</text:p>
          </table:table-cell>
          <table:table-cell office:value-type="float" office:value="1.1008" calcext:value-type="float">
            <text:p>1.1008</text:p>
          </table:table-cell>
          <table:table-cell table:style-name="ce5" office:value-type="string" calcext:value-type="string">
            <text:p>OPT</text:p>
          </table:table-cell>
          <table:table-cell office:value-type="float" office:value="7.35" calcext:value-type="float">
            <text:p>7.35</text:p>
          </table:table-cell>
          <table:table-cell office:value-type="float" office:value="8374" calcext:value-type="float">
            <text:p>8374</text:p>
          </table:table-cell>
          <table:table-cell table:number-columns-repeated="2" office:value-type="float" office:value="1.571" calcext:value-type="float">
            <text:p>1.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2b050-055</text:p>
          </table:table-cell>
          <table:table-cell office:value-type="float" office:value="9.797143454" calcext:value-type="float">
            <text:p>9.797143454</text:p>
          </table:table-cell>
          <table:table-cell office:value-type="string" calcext:value-type="string">
            <text:p>TLIM</text:p>
          </table:table-cell>
          <table:table-cell office:value-type="float" office:value="1800.12" calcext:value-type="float">
            <text:p>1800.12</text:p>
          </table:table-cell>
          <table:table-cell office:value-type="float" office:value="17611" calcext:value-type="float">
            <text:p>17611</text:p>
          </table:table-cell>
          <table:table-cell office:value-type="float" office:value="11.2012" calcext:value-type="float">
            <text:p>11.2012</text:p>
          </table:table-cell>
          <table:table-cell office:value-type="float" office:value="3.3021" calcext:value-type="float">
            <text:p>3.3021</text:p>
          </table:table-cell>
          <table:table-cell office:value-type="float" office:value="7.8991" calcext:value-type="float">
            <text:p>7.8991</text:p>
          </table:table-cell>
          <table:table-cell table:style-name="ce5" office:value-type="string" calcext:value-type="string">
            <text:p>OPT</text:p>
          </table:table-cell>
          <table:table-cell office:value-type="float" office:value="17.73" calcext:value-type="float">
            <text:p>17.73</text:p>
          </table:table-cell>
          <table:table-cell office:value-type="float" office:value="23749" calcext:value-type="float">
            <text:p>23749</text:p>
          </table:table-cell>
          <table:table-cell table:number-columns-repeated="2" office:value-type="float" office:value="9.797" calcext:value-type="float">
            <text:p>9.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2b100-110</text:p>
          </table:table-cell>
          <table:table-cell office:value-type="float" office:value="39.16214186" calcext:value-type="float">
            <text:p>39.16214186</text:p>
          </table:table-cell>
          <table:table-cell office:value-type="string" calcext:value-type="string">
            <text:p>TLIM</text:p>
          </table:table-cell>
          <table:table-cell office:value-type="float" office:value="1800.16" calcext:value-type="float">
            <text:p>1800.16</text:p>
          </table:table-cell>
          <table:table-cell office:value-type="float" office:value="17366" calcext:value-type="float">
            <text:p>17366</text:p>
          </table:table-cell>
          <table:table-cell office:value-type="float" office:value="58.5184" calcext:value-type="float">
            <text:p>58.5184</text:p>
          </table:table-cell>
          <table:table-cell office:value-type="float" office:value="16.6882" calcext:value-type="float">
            <text:p>16.6882</text:p>
          </table:table-cell>
          <table:table-cell office:value-type="float" office:value="41.8302" calcext:value-type="float">
            <text:p>41.8302</text:p>
          </table:table-cell>
          <table:table-cell table:style-name="ce5" office:value-type="string" calcext:value-type="string">
            <text:p>OPT</text:p>
          </table:table-cell>
          <table:table-cell office:value-type="float" office:value="42.73" calcext:value-type="float">
            <text:p>42.73</text:p>
          </table:table-cell>
          <table:table-cell office:value-type="float" office:value="41322" calcext:value-type="float">
            <text:p>41322</text:p>
          </table:table-cell>
          <table:table-cell table:number-columns-repeated="2" office:value-type="float" office:value="39.162" calcext:value-type="float">
            <text:p>39.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2b150-165</text:p>
          </table:table-cell>
          <table:table-cell office:value-type="float" office:value="88.10493476" calcext:value-type="float">
            <text:p>88.10493476</text:p>
          </table:table-cell>
          <table:table-cell office:value-type="string" calcext:value-type="string">
            <text:p>TLIM</text:p>
          </table:table-cell>
          <table:table-cell office:value-type="float" office:value="1800.14" calcext:value-type="float">
            <text:p>1800.14</text:p>
          </table:table-cell>
          <table:table-cell office:value-type="float" office:value="17391" calcext:value-type="float">
            <text:p>17391</text:p>
          </table:table-cell>
          <table:table-cell office:value-type="float" office:value="100.8817" calcext:value-type="float">
            <text:p>100.8817</text:p>
          </table:table-cell>
          <table:table-cell office:value-type="float" office:value="20.084" calcext:value-type="float">
            <text:p>20.084</text:p>
          </table:table-cell>
          <table:table-cell office:value-type="float" office:value="80.7978" calcext:value-type="float">
            <text:p>80.7978</text:p>
          </table:table-cell>
          <table:table-cell table:style-name="ce5" office:value-type="string" calcext:value-type="string">
            <text:p>OPT</text:p>
          </table:table-cell>
          <table:table-cell office:value-type="float" office:value="65.89" calcext:value-type="float">
            <text:p>65.89</text:p>
          </table:table-cell>
          <table:table-cell office:value-type="float" office:value="87262" calcext:value-type="float">
            <text:p>87262</text:p>
          </table:table-cell>
          <table:table-cell table:number-columns-repeated="2" office:value-type="float" office:value="88.105" calcext:value-type="float">
            <text:p>88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2b200-220</text:p>
          </table:table-cell>
          <table:table-cell office:value-type="float" office:value="156.6042679" calcext:value-type="float">
            <text:p>156.6042679</text:p>
          </table:table-cell>
          <table:table-cell office:value-type="string" calcext:value-type="string">
            <text:p>TLIM</text:p>
          </table:table-cell>
          <table:table-cell office:value-type="float" office:value="1800.27" calcext:value-type="float">
            <text:p>1800.27</text:p>
          </table:table-cell>
          <table:table-cell office:value-type="float" office:value="15681" calcext:value-type="float">
            <text:p>15681</text:p>
          </table:table-cell>
          <table:table-cell office:value-type="float" office:value="223.4184" calcext:value-type="float">
            <text:p>223.4184</text:p>
          </table:table-cell>
          <table:table-cell office:value-type="float" office:value="42.0685" calcext:value-type="float">
            <text:p>42.0685</text:p>
          </table:table-cell>
          <table:table-cell office:value-type="float" office:value="181.3498" calcext:value-type="float">
            <text:p>181.3498</text:p>
          </table:table-cell>
          <table:table-cell table:style-name="ce5" office:value-type="string" calcext:value-type="string">
            <text:p>OPT</text:p>
          </table:table-cell>
          <table:table-cell office:value-type="float" office:value="50.4" calcext:value-type="float">
            <text:p>50.4</text:p>
          </table:table-cell>
          <table:table-cell office:value-type="float" office:value="60847" calcext:value-type="float">
            <text:p>60847</text:p>
          </table:table-cell>
          <table:table-cell table:number-columns-repeated="2" office:value-type="float" office:value="156.604" calcext:value-type="float">
            <text:p>156.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3b010-011</text:p>
          </table:table-cell>
          <table:table-cell office:value-type="float" office:value="0.398797498" calcext:value-type="float">
            <text:p>0.398797498</text:p>
          </table:table-cell>
          <table:table-cell office:value-type="string" calcext:value-type="string">
            <text:p>TLIM</text:p>
          </table:table-cell>
          <table:table-cell office:value-type="float" office:value="1800.15" calcext:value-type="float">
            <text:p>1800.15</text:p>
          </table:table-cell>
          <table:table-cell office:value-type="float" office:value="25335" calcext:value-type="float">
            <text:p>25335</text:p>
          </table:table-cell>
          <table:table-cell office:value-type="float" office:value="0.442" calcext:value-type="float">
            <text:p>0.442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0943" calcext:value-type="float">
            <text:p>0.0943</text:p>
          </table:table-cell>
          <table:table-cell table:style-name="ce5" office:value-type="string" calcext:value-type="string">
            <text:p>OPT</text:p>
          </table:table-cell>
          <table:table-cell office:value-type="float" office:value="5.06" calcext:value-type="float">
            <text:p>5.06</text:p>
          </table:table-cell>
          <table:table-cell office:value-type="float" office:value="5566" calcext:value-type="float">
            <text:p>5566</text:p>
          </table:table-cell>
          <table:table-cell table:number-columns-repeated="2" office:value-type="float" office:value="0.399" calcext:value-type="float">
            <text:p>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3b020-022</text:p>
          </table:table-cell>
          <table:table-cell office:value-type="float" office:value="1.571527982" calcext:value-type="float">
            <text:p>1.571527982</text:p>
          </table:table-cell>
          <table:table-cell office:value-type="string" calcext:value-type="string">
            <text:p>TLIM</text:p>
          </table:table-cell>
          <table:table-cell office:value-type="float" office:value="1800.11" calcext:value-type="float">
            <text:p>1800.11</text:p>
          </table:table-cell>
          <table:table-cell office:value-type="float" office:value="21389" calcext:value-type="float">
            <text:p>21389</text:p>
          </table:table-cell>
          <table:table-cell office:value-type="float" office:value="2.012" calcext:value-type="float">
            <text:p>2.012</text:p>
          </table:table-cell>
          <table:table-cell office:value-type="float" office:value="0.9561" calcext:value-type="float">
            <text:p>0.9561</text:p>
          </table:table-cell>
          <table:table-cell office:value-type="float" office:value="1.056" calcext:value-type="float">
            <text:p>1.056</text:p>
          </table:table-cell>
          <table:table-cell table:style-name="ce5" office:value-type="string" calcext:value-type="string">
            <text:p>OPT</text:p>
          </table:table-cell>
          <table:table-cell office:value-type="float" office:value="11.14" calcext:value-type="float">
            <text:p>11.14</text:p>
          </table:table-cell>
          <table:table-cell office:value-type="float" office:value="13876" calcext:value-type="float">
            <text:p>13876</text:p>
          </table:table-cell>
          <table:table-cell table:number-columns-repeated="2" office:value-type="float" office:value="1.571" calcext:value-type="float">
            <text:p>1.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3b050-055</text:p>
          </table:table-cell>
          <table:table-cell office:value-type="float" office:value="9.797143454" calcext:value-type="float">
            <text:p>9.797143454</text:p>
          </table:table-cell>
          <table:table-cell office:value-type="string" calcext:value-type="string">
            <text:p>TLIM</text:p>
          </table:table-cell>
          <table:table-cell office:value-type="float" office:value="1800.14" calcext:value-type="float">
            <text:p>1800.14</text:p>
          </table:table-cell>
          <table:table-cell office:value-type="float" office:value="17422" calcext:value-type="float">
            <text:p>17422</text:p>
          </table:table-cell>
          <table:table-cell office:value-type="float" office:value="11.4831" calcext:value-type="float">
            <text:p>11.4831</text:p>
          </table:table-cell>
          <table:table-cell office:value-type="float" office:value="4.2608" calcext:value-type="float">
            <text:p>4.2608</text:p>
          </table:table-cell>
          <table:table-cell office:value-type="float" office:value="7.2222" calcext:value-type="float">
            <text:p>7.2222</text:p>
          </table:table-cell>
          <table:table-cell table:style-name="ce5" office:value-type="string" calcext:value-type="string">
            <text:p>OPT</text:p>
          </table:table-cell>
          <table:table-cell office:value-type="float" office:value="21.54" calcext:value-type="float">
            <text:p>21.54</text:p>
          </table:table-cell>
          <table:table-cell office:value-type="float" office:value="24898" calcext:value-type="float">
            <text:p>24898</text:p>
          </table:table-cell>
          <table:table-cell table:number-columns-repeated="2" office:value-type="float" office:value="9.797" calcext:value-type="float">
            <text:p>9.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3b100-110</text:p>
          </table:table-cell>
          <table:table-cell office:value-type="float" office:value="39.16214186" calcext:value-type="float">
            <text:p>39.16214186</text:p>
          </table:table-cell>
          <table:table-cell office:value-type="string" calcext:value-type="string">
            <text:p>TLIM</text:p>
          </table:table-cell>
          <table:table-cell office:value-type="float" office:value="1800.36" calcext:value-type="float">
            <text:p>1800.36</text:p>
          </table:table-cell>
          <table:table-cell office:value-type="float" office:value="18517" calcext:value-type="float">
            <text:p>18517</text:p>
          </table:table-cell>
          <table:table-cell office:value-type="float" office:value="48.4405" calcext:value-type="float">
            <text:p>48.4405</text:p>
          </table:table-cell>
          <table:table-cell office:value-type="float" office:value="11.8744" calcext:value-type="float">
            <text:p>11.8744</text:p>
          </table:table-cell>
          <table:table-cell office:value-type="float" office:value="36.5661" calcext:value-type="float">
            <text:p>36.5661</text:p>
          </table:table-cell>
          <table:table-cell table:style-name="ce5" office:value-type="string" calcext:value-type="string">
            <text:p>OPT</text:p>
          </table:table-cell>
          <table:table-cell office:value-type="float" office:value="42.72" calcext:value-type="float">
            <text:p>42.72</text:p>
          </table:table-cell>
          <table:table-cell office:value-type="float" office:value="44931" calcext:value-type="float">
            <text:p>44931</text:p>
          </table:table-cell>
          <table:table-cell table:number-columns-repeated="2" office:value-type="float" office:value="39.162" calcext:value-type="float">
            <text:p>39.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3b150-165</text:p>
          </table:table-cell>
          <table:table-cell office:value-type="float" office:value="88.10493476" calcext:value-type="float">
            <text:p>88.10493476</text:p>
          </table:table-cell>
          <table:table-cell office:value-type="string" calcext:value-type="string">
            <text:p>TLIM</text:p>
          </table:table-cell>
          <table:table-cell office:value-type="float" office:value="1800.11" calcext:value-type="float">
            <text:p>1800.11</text:p>
          </table:table-cell>
          <table:table-cell office:value-type="float" office:value="17180" calcext:value-type="float">
            <text:p>17180</text:p>
          </table:table-cell>
          <table:table-cell office:value-type="float" office:value="101.4676" calcext:value-type="float">
            <text:p>101.4676</text:p>
          </table:table-cell>
          <table:table-cell office:value-type="float" office:value="17.9635" calcext:value-type="float">
            <text:p>17.9635</text:p>
          </table:table-cell>
          <table:table-cell office:value-type="float" office:value="83.5041" calcext:value-type="float">
            <text:p>83.5041</text:p>
          </table:table-cell>
          <table:table-cell table:style-name="ce5" office:value-type="string" calcext:value-type="string">
            <text:p>OPT</text:p>
          </table:table-cell>
          <table:table-cell office:value-type="float" office:value="48.7" calcext:value-type="float">
            <text:p>48.7</text:p>
          </table:table-cell>
          <table:table-cell office:value-type="float" office:value="52434" calcext:value-type="float">
            <text:p>52434</text:p>
          </table:table-cell>
          <table:table-cell table:number-columns-repeated="2" office:value-type="float" office:value="88.105" calcext:value-type="float">
            <text:p>88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3b200-220</text:p>
          </table:table-cell>
          <table:table-cell office:value-type="float" office:value="156.6042679" calcext:value-type="float">
            <text:p>156.6042679</text:p>
          </table:table-cell>
          <table:table-cell office:value-type="string" calcext:value-type="string">
            <text:p>TLIM</text:p>
          </table:table-cell>
          <table:table-cell office:value-type="float" office:value="1800.1" calcext:value-type="float">
            <text:p>1800.1</text:p>
          </table:table-cell>
          <table:table-cell office:value-type="float" office:value="18042" calcext:value-type="float">
            <text:p>18042</text:p>
          </table:table-cell>
          <table:table-cell office:value-type="float" office:value="190.1875" calcext:value-type="float">
            <text:p>190.1875</text:p>
          </table:table-cell>
          <table:table-cell office:value-type="float" office:value="32.4491" calcext:value-type="float">
            <text:p>32.4491</text:p>
          </table:table-cell>
          <table:table-cell office:value-type="float" office:value="157.7384" calcext:value-type="float">
            <text:p>157.7384</text:p>
          </table:table-cell>
          <table:table-cell table:style-name="ce5" office:value-type="string" calcext:value-type="string">
            <text:p>OPT</text:p>
          </table:table-cell>
          <table:table-cell office:value-type="float" office:value="61.23" calcext:value-type="float">
            <text:p>61.23</text:p>
          </table:table-cell>
          <table:table-cell office:value-type="float" office:value="74352" calcext:value-type="float">
            <text:p>74352</text:p>
          </table:table-cell>
          <table:table-cell table:number-columns-repeated="2" office:value-type="float" office:value="156.604" calcext:value-type="float">
            <text:p>156.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4b010-011</text:p>
          </table:table-cell>
          <table:table-cell office:value-type="float" office:value="0.398797498" calcext:value-type="float">
            <text:p>0.398797498</text:p>
          </table:table-cell>
          <table:table-cell office:value-type="string" calcext:value-type="string">
            <text:p>TLIM</text:p>
          </table:table-cell>
          <table:table-cell office:value-type="float" office:value="1800.1" calcext:value-type="float">
            <text:p>1800.1</text:p>
          </table:table-cell>
          <table:table-cell office:value-type="float" office:value="23962" calcext:value-type="float">
            <text:p>23962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3519" calcext:value-type="float">
            <text:p>0.3519</text:p>
          </table:table-cell>
          <table:table-cell office:value-type="float" office:value="0.0837" calcext:value-type="float">
            <text:p>0.0837</text:p>
          </table:table-cell>
          <table:table-cell table:style-name="ce5" office:value-type="string" calcext:value-type="string">
            <text:p>OPT</text:p>
          </table:table-cell>
          <table:table-cell office:value-type="float" office:value="6.11" calcext:value-type="float">
            <text:p>6.11</text:p>
          </table:table-cell>
          <table:table-cell office:value-type="float" office:value="7311" calcext:value-type="float">
            <text:p>7311</text:p>
          </table:table-cell>
          <table:table-cell table:number-columns-repeated="2" office:value-type="float" office:value="0.399" calcext:value-type="float">
            <text:p>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4b020-022</text:p>
          </table:table-cell>
          <table:table-cell office:value-type="float" office:value="1.571527982" calcext:value-type="float">
            <text:p>1.571527982</text:p>
          </table:table-cell>
          <table:table-cell office:value-type="string" calcext:value-type="string">
            <text:p>TLIM</text:p>
          </table:table-cell>
          <table:table-cell office:value-type="float" office:value="1800.15" calcext:value-type="float">
            <text:p>1800.15</text:p>
          </table:table-cell>
          <table:table-cell office:value-type="float" office:value="21163" calcext:value-type="float">
            <text:p>21163</text:p>
          </table:table-cell>
          <table:table-cell office:value-type="float" office:value="2.1859" calcext:value-type="float">
            <text:p>2.1859</text:p>
          </table:table-cell>
          <table:table-cell office:value-type="float" office:value="0.9053" calcext:value-type="float">
            <text:p>0.9053</text:p>
          </table:table-cell>
          <table:table-cell office:value-type="float" office:value="1.2806" calcext:value-type="float">
            <text:p>1.2806</text:p>
          </table:table-cell>
          <table:table-cell table:style-name="ce5" office:value-type="string" calcext:value-type="string">
            <text:p>OPT</text:p>
          </table:table-cell>
          <table:table-cell office:value-type="float" office:value="10.18" calcext:value-type="float">
            <text:p>10.18</text:p>
          </table:table-cell>
          <table:table-cell office:value-type="float" office:value="13798" calcext:value-type="float">
            <text:p>13798</text:p>
          </table:table-cell>
          <table:table-cell table:number-columns-repeated="2" office:value-type="float" office:value="1.571" calcext:value-type="float">
            <text:p>1.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4b050-055</text:p>
          </table:table-cell>
          <table:table-cell office:value-type="float" office:value="9.797143454" calcext:value-type="float">
            <text:p>9.797143454</text:p>
          </table:table-cell>
          <table:table-cell office:value-type="string" calcext:value-type="string">
            <text:p>TLIM</text:p>
          </table:table-cell>
          <table:table-cell office:value-type="float" office:value="1800.17" calcext:value-type="float">
            <text:p>1800.17</text:p>
          </table:table-cell>
          <table:table-cell office:value-type="float" office:value="17923" calcext:value-type="float">
            <text:p>17923</text:p>
          </table:table-cell>
          <table:table-cell office:value-type="float" office:value="11.7049" calcext:value-type="float">
            <text:p>11.7049</text:p>
          </table:table-cell>
          <table:table-cell office:value-type="float" office:value="3.352" calcext:value-type="float">
            <text:p>3.352</text:p>
          </table:table-cell>
          <table:table-cell office:value-type="float" office:value="8.353" calcext:value-type="float">
            <text:p>8.353</text:p>
          </table:table-cell>
          <table:table-cell table:style-name="ce5" office:value-type="string" calcext:value-type="string">
            <text:p>OPT</text:p>
          </table:table-cell>
          <table:table-cell office:value-type="float" office:value="14.48" calcext:value-type="float">
            <text:p>14.48</text:p>
          </table:table-cell>
          <table:table-cell office:value-type="float" office:value="17927" calcext:value-type="float">
            <text:p>17927</text:p>
          </table:table-cell>
          <table:table-cell table:number-columns-repeated="2" office:value-type="float" office:value="9.797" calcext:value-type="float">
            <text:p>9.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4b100-110</text:p>
          </table:table-cell>
          <table:table-cell office:value-type="float" office:value="39.16214186" calcext:value-type="float">
            <text:p>39.16214186</text:p>
          </table:table-cell>
          <table:table-cell office:value-type="string" calcext:value-type="string">
            <text:p>TLIM</text:p>
          </table:table-cell>
          <table:table-cell office:value-type="float" office:value="1800.26" calcext:value-type="float">
            <text:p>1800.26</text:p>
          </table:table-cell>
          <table:table-cell office:value-type="float" office:value="18113" calcext:value-type="float">
            <text:p>18113</text:p>
          </table:table-cell>
          <table:table-cell office:value-type="float" office:value="45.4658" calcext:value-type="float">
            <text:p>45.4658</text:p>
          </table:table-cell>
          <table:table-cell office:value-type="float" office:value="15.9618" calcext:value-type="float">
            <text:p>15.9618</text:p>
          </table:table-cell>
          <table:table-cell office:value-type="float" office:value="29.5041" calcext:value-type="float">
            <text:p>29.5041</text:p>
          </table:table-cell>
          <table:table-cell table:style-name="ce5" office:value-type="string" calcext:value-type="string">
            <text:p>OPT</text:p>
          </table:table-cell>
          <table:table-cell office:value-type="float" office:value="38.17" calcext:value-type="float">
            <text:p>38.17</text:p>
          </table:table-cell>
          <table:table-cell office:value-type="float" office:value="39996" calcext:value-type="float">
            <text:p>39996</text:p>
          </table:table-cell>
          <table:table-cell table:number-columns-repeated="2" office:value-type="float" office:value="39.162" calcext:value-type="float">
            <text:p>39.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4b150-165</text:p>
          </table:table-cell>
          <table:table-cell office:value-type="float" office:value="88.10493476" calcext:value-type="float">
            <text:p>88.10493476</text:p>
          </table:table-cell>
          <table:table-cell office:value-type="string" calcext:value-type="string">
            <text:p>TLIM</text:p>
          </table:table-cell>
          <table:table-cell office:value-type="float" office:value="1800.14" calcext:value-type="float">
            <text:p>1800.14</text:p>
          </table:table-cell>
          <table:table-cell office:value-type="float" office:value="15277" calcext:value-type="float">
            <text:p>15277</text:p>
          </table:table-cell>
          <table:table-cell office:value-type="float" office:value="134.2906" calcext:value-type="float">
            <text:p>134.2906</text:p>
          </table:table-cell>
          <table:table-cell office:value-type="float" office:value="19.4838" calcext:value-type="float">
            <text:p>19.4838</text:p>
          </table:table-cell>
          <table:table-cell office:value-type="float" office:value="114.8068" calcext:value-type="float">
            <text:p>114.8068</text:p>
          </table:table-cell>
          <table:table-cell table:style-name="ce5" office:value-type="string" calcext:value-type="string">
            <text:p>OPT</text:p>
          </table:table-cell>
          <table:table-cell office:value-type="float" office:value="42.31" calcext:value-type="float">
            <text:p>42.31</text:p>
          </table:table-cell>
          <table:table-cell office:value-type="float" office:value="45269" calcext:value-type="float">
            <text:p>45269</text:p>
          </table:table-cell>
          <table:table-cell table:number-columns-repeated="2" office:value-type="float" office:value="88.105" calcext:value-type="float">
            <text:p>88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4b200-220</text:p>
          </table:table-cell>
          <table:table-cell office:value-type="float" office:value="156.6042679" calcext:value-type="float">
            <text:p>156.6042679</text:p>
          </table:table-cell>
          <table:table-cell office:value-type="string" calcext:value-type="string">
            <text:p>TLIM</text:p>
          </table:table-cell>
          <table:table-cell office:value-type="float" office:value="1800.12" calcext:value-type="float">
            <text:p>1800.12</text:p>
          </table:table-cell>
          <table:table-cell office:value-type="float" office:value="16231" calcext:value-type="float">
            <text:p>16231</text:p>
          </table:table-cell>
          <table:table-cell office:value-type="float" office:value="188.6422" calcext:value-type="float">
            <text:p>188.6422</text:p>
          </table:table-cell>
          <table:table-cell office:value-type="float" office:value="34.8651" calcext:value-type="float">
            <text:p>34.8651</text:p>
          </table:table-cell>
          <table:table-cell office:value-type="float" office:value="153.7772" calcext:value-type="float">
            <text:p>153.7772</text:p>
          </table:table-cell>
          <table:table-cell table:style-name="ce5" office:value-type="string" calcext:value-type="string">
            <text:p>OPT</text:p>
          </table:table-cell>
          <table:table-cell office:value-type="float" office:value="49.87" calcext:value-type="float">
            <text:p>49.87</text:p>
          </table:table-cell>
          <table:table-cell office:value-type="float" office:value="70197" calcext:value-type="float">
            <text:p>70197</text:p>
          </table:table-cell>
          <table:table-cell table:number-columns-repeated="2" office:value-type="float" office:value="156.604" calcext:value-type="float">
            <text:p>156.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5b010-011</text:p>
          </table:table-cell>
          <table:table-cell office:value-type="float" office:value="0.398797498" calcext:value-type="float">
            <text:p>0.398797498</text:p>
          </table:table-cell>
          <table:table-cell office:value-type="string" calcext:value-type="string">
            <text:p>TLIM</text:p>
          </table:table-cell>
          <table:table-cell office:value-type="float" office:value="1800.13" calcext:value-type="float">
            <text:p>1800.13</text:p>
          </table:table-cell>
          <table:table-cell office:value-type="float" office:value="23988" calcext:value-type="float">
            <text:p>23988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344" calcext:value-type="float">
            <text:p>0.344</text:p>
          </table:table-cell>
          <table:table-cell office:value-type="float" office:value="0.1092" calcext:value-type="float">
            <text:p>0.1092</text:p>
          </table:table-cell>
          <table:table-cell table:style-name="ce5" office:value-type="string" calcext:value-type="string">
            <text:p>OPT</text:p>
          </table:table-cell>
          <table:table-cell office:value-type="float" office:value="5.67" calcext:value-type="float">
            <text:p>5.67</text:p>
          </table:table-cell>
          <table:table-cell office:value-type="float" office:value="5587" calcext:value-type="float">
            <text:p>5587</text:p>
          </table:table-cell>
          <table:table-cell table:number-columns-repeated="2" office:value-type="float" office:value="0.399" calcext:value-type="float">
            <text:p>0.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5b020-022</text:p>
          </table:table-cell>
          <table:table-cell office:value-type="float" office:value="1.571527981" calcext:value-type="float">
            <text:p>1.571527981</text:p>
          </table:table-cell>
          <table:table-cell office:value-type="string" calcext:value-type="string">
            <text:p>TLIM</text:p>
          </table:table-cell>
          <table:table-cell office:value-type="float" office:value="1800.15" calcext:value-type="float">
            <text:p>1800.15</text:p>
          </table:table-cell>
          <table:table-cell office:value-type="float" office:value="19499" calcext:value-type="float">
            <text:p>19499</text:p>
          </table:table-cell>
          <table:table-cell office:value-type="float" office:value="2.1322" calcext:value-type="float">
            <text:p>2.1322</text:p>
          </table:table-cell>
          <table:table-cell office:value-type="float" office:value="0.9424" calcext:value-type="float">
            <text:p>0.9424</text:p>
          </table:table-cell>
          <table:table-cell office:value-type="float" office:value="1.1898" calcext:value-type="float">
            <text:p>1.1898</text:p>
          </table:table-cell>
          <table:table-cell table:style-name="ce5" office:value-type="string" calcext:value-type="string">
            <text:p>OPT</text:p>
          </table:table-cell>
          <table:table-cell office:value-type="float" office:value="10.32" calcext:value-type="float">
            <text:p>10.32</text:p>
          </table:table-cell>
          <table:table-cell office:value-type="float" office:value="14266" calcext:value-type="float">
            <text:p>14266</text:p>
          </table:table-cell>
          <table:table-cell table:number-columns-repeated="2" office:value-type="float" office:value="1.571" calcext:value-type="float">
            <text:p>1.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5b050-055</text:p>
          </table:table-cell>
          <table:table-cell office:value-type="float" office:value="9.797143454" calcext:value-type="float">
            <text:p>9.797143454</text:p>
          </table:table-cell>
          <table:table-cell office:value-type="string" calcext:value-type="string">
            <text:p>TLIM</text:p>
          </table:table-cell>
          <table:table-cell office:value-type="float" office:value="1800.15" calcext:value-type="float">
            <text:p>1800.15</text:p>
          </table:table-cell>
          <table:table-cell office:value-type="float" office:value="16855" calcext:value-type="float">
            <text:p>16855</text:p>
          </table:table-cell>
          <table:table-cell office:value-type="float" office:value="11.6755" calcext:value-type="float">
            <text:p>11.6755</text:p>
          </table:table-cell>
          <table:table-cell office:value-type="float" office:value="3.7589" calcext:value-type="float">
            <text:p>3.7589</text:p>
          </table:table-cell>
          <table:table-cell office:value-type="float" office:value="7.9166" calcext:value-type="float">
            <text:p>7.9166</text:p>
          </table:table-cell>
          <table:table-cell table:style-name="ce5" office:value-type="string" calcext:value-type="string">
            <text:p>OPT</text:p>
          </table:table-cell>
          <table:table-cell office:value-type="float" office:value="15.87" calcext:value-type="float">
            <text:p>15.87</text:p>
          </table:table-cell>
          <table:table-cell office:value-type="float" office:value="21661" calcext:value-type="float">
            <text:p>21661</text:p>
          </table:table-cell>
          <table:table-cell table:number-columns-repeated="2" office:value-type="float" office:value="9.797" calcext:value-type="float">
            <text:p>9.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5b100-110</text:p>
          </table:table-cell>
          <table:table-cell office:value-type="float" office:value="39.16214186" calcext:value-type="float">
            <text:p>39.16214186</text:p>
          </table:table-cell>
          <table:table-cell office:value-type="string" calcext:value-type="string">
            <text:p>TLIM</text:p>
          </table:table-cell>
          <table:table-cell office:value-type="float" office:value="1800.14" calcext:value-type="float">
            <text:p>1800.14</text:p>
          </table:table-cell>
          <table:table-cell office:value-type="float" office:value="16302" calcext:value-type="float">
            <text:p>16302</text:p>
          </table:table-cell>
          <table:table-cell office:value-type="float" office:value="50.0529" calcext:value-type="float">
            <text:p>50.0529</text:p>
          </table:table-cell>
          <table:table-cell office:value-type="float" office:value="16.5987" calcext:value-type="float">
            <text:p>16.5987</text:p>
          </table:table-cell>
          <table:table-cell office:value-type="float" office:value="33.4542" calcext:value-type="float">
            <text:p>33.4542</text:p>
          </table:table-cell>
          <table:table-cell table:style-name="ce5" office:value-type="string" calcext:value-type="string">
            <text:p>OPT</text:p>
          </table:table-cell>
          <table:table-cell office:value-type="float" office:value="34.5" calcext:value-type="float">
            <text:p>34.5</text:p>
          </table:table-cell>
          <table:table-cell office:value-type="float" office:value="38738" calcext:value-type="float">
            <text:p>38738</text:p>
          </table:table-cell>
          <table:table-cell table:number-columns-repeated="2" office:value-type="float" office:value="39.162" calcext:value-type="float">
            <text:p>39.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5b150-165</text:p>
          </table:table-cell>
          <table:table-cell office:value-type="float" office:value="88.10493476" calcext:value-type="float">
            <text:p>88.10493476</text:p>
          </table:table-cell>
          <table:table-cell office:value-type="string" calcext:value-type="string">
            <text:p>TLIM</text:p>
          </table:table-cell>
          <table:table-cell office:value-type="float" office:value="1800.12" calcext:value-type="float">
            <text:p>1800.12</text:p>
          </table:table-cell>
          <table:table-cell office:value-type="float" office:value="16769" calcext:value-type="float">
            <text:p>16769</text:p>
          </table:table-cell>
          <table:table-cell office:value-type="float" office:value="101.4339" calcext:value-type="float">
            <text:p>101.4339</text:p>
          </table:table-cell>
          <table:table-cell office:value-type="float" office:value="20.9548" calcext:value-type="float">
            <text:p>20.9548</text:p>
          </table:table-cell>
          <table:table-cell office:value-type="float" office:value="80.4791" calcext:value-type="float">
            <text:p>80.4791</text:p>
          </table:table-cell>
          <table:table-cell table:style-name="ce5" office:value-type="string" calcext:value-type="string">
            <text:p>OPT</text:p>
          </table:table-cell>
          <table:table-cell office:value-type="float" office:value="50.04" calcext:value-type="float">
            <text:p>50.04</text:p>
          </table:table-cell>
          <table:table-cell office:value-type="float" office:value="53134" calcext:value-type="float">
            <text:p>53134</text:p>
          </table:table-cell>
          <table:table-cell table:number-columns-repeated="2" office:value-type="float" office:value="88.105" calcext:value-type="float">
            <text:p>88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invDAXr5b200-220</text:p>
          </table:table-cell>
          <table:table-cell office:value-type="float" office:value="156.6042679" calcext:value-type="float">
            <text:p>156.6042679</text:p>
          </table:table-cell>
          <table:table-cell office:value-type="string" calcext:value-type="string">
            <text:p>TLIM</text:p>
          </table:table-cell>
          <table:table-cell office:value-type="float" office:value="1800.18" calcext:value-type="float">
            <text:p>1800.18</text:p>
          </table:table-cell>
          <table:table-cell office:value-type="float" office:value="16260" calcext:value-type="float">
            <text:p>16260</text:p>
          </table:table-cell>
          <table:table-cell office:value-type="float" office:value="189.3285" calcext:value-type="float">
            <text:p>189.3285</text:p>
          </table:table-cell>
          <table:table-cell office:value-type="float" office:value="39.2128" calcext:value-type="float">
            <text:p>39.2128</text:p>
          </table:table-cell>
          <table:table-cell office:value-type="float" office:value="150.1157" calcext:value-type="float">
            <text:p>150.1157</text:p>
          </table:table-cell>
          <table:table-cell table:style-name="ce5" office:value-type="string" calcext:value-type="string">
            <text:p>OPT</text:p>
          </table:table-cell>
          <table:table-cell office:value-type="float" office:value="125.3" calcext:value-type="float">
            <text:p>125.3</text:p>
          </table:table-cell>
          <table:table-cell office:value-type="float" office:value="110382" calcext:value-type="float">
            <text:p>110382</text:p>
          </table:table-cell>
          <table:table-cell table:number-columns-repeated="2" office:value-type="float" office:value="156.604" calcext:value-type="float">
            <text:p>156.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fl010-025</text:p>
          </table:table-cell>
          <table:table-cell office:value-type="float" office:value="214.1109524" calcext:value-type="float">
            <text:p>214.1109524</text:p>
          </table:table-cell>
          <table:table-cell table:style-name="ce6" office:value-type="string" calcext:value-type="string">
            <text:p>OPT</text:p>
          </table:table-cell>
          <table:table-cell office:value-type="float" office:value="97.22" calcext:value-type="float">
            <text:p>97.22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214.1024" calcext:value-type="float">
            <text:p>214.102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12.56" calcext:value-type="float">
            <text:p>12.56</text:p>
          </table:table-cell>
          <table:table-cell office:value-type="float" office:value="1085" calcext:value-type="float">
            <text:p>1085</text:p>
          </table:table-cell>
          <table:table-cell table:number-columns-repeated="2" office:value-type="float" office:value="214.111" calcext:value-type="float">
            <text:p>214.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fl010-040</text:p>
          </table:table-cell>
          <table:table-cell office:value-type="float" office:value="240.5985259" calcext:value-type="float">
            <text:p>240.5985259</text:p>
          </table:table-cell>
          <table:table-cell office:value-type="string" calcext:value-type="string">
            <text:p>OPT</text:p>
          </table:table-cell>
          <table:table-cell office:value-type="float" office:value="117.8" calcext:value-type="float">
            <text:p>117.8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7" office:value-type="float" office:value="240.5792" calcext:value-type="float">
            <text:p>240.579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28.78" calcext:value-type="float">
            <text:p>28.78</text:p>
          </table:table-cell>
          <table:table-cell office:value-type="float" office:value="1255" calcext:value-type="float">
            <text:p>1255</text:p>
          </table:table-cell>
          <table:table-cell table:number-columns-repeated="2" office:value-type="float" office:value="240.599" calcext:value-type="float">
            <text:p>240.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fl010-080</text:p>
          </table:table-cell>
          <table:table-cell office:value-type="float" office:value="509.7060211" calcext:value-type="float">
            <text:p>509.7060211</text:p>
          </table:table-cell>
          <table:table-cell office:value-type="string" calcext:value-type="string">
            <text:p>OPT</text:p>
          </table:table-cell>
          <table:table-cell office:value-type="float" office:value="538.97" calcext:value-type="float">
            <text:p>538.97</text:p>
          </table:table-cell>
          <table:table-cell office:value-type="float" office:value="580" calcext:value-type="float">
            <text:p>580</text:p>
          </table:table-cell>
          <table:table-cell table:number-columns-repeated="2" table:style-name="ce7" office:value-type="float" office:value="509.6732" calcext:value-type="float">
            <text:p>509.673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182.46" calcext:value-type="float">
            <text:p>182.46</text:p>
          </table:table-cell>
          <table:table-cell office:value-type="float" office:value="1714" calcext:value-type="float">
            <text:p>1714</text:p>
          </table:table-cell>
          <table:table-cell table:number-columns-repeated="2" office:value-type="float" office:value="509.706" calcext:value-type="float">
            <text:p>509.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fl015-060</text:p>
          </table:table-cell>
          <table:table-cell office:value-type="float" office:value="366.6218163" calcext:value-type="float">
            <text:p>366.6218163</text:p>
          </table:table-cell>
          <table:table-cell office:value-type="string" calcext:value-type="string">
            <text:p>TLIM</text:p>
          </table:table-cell>
          <table:table-cell office:value-type="float" office:value="1802.74" calcext:value-type="float">
            <text:p>1802.74</text:p>
          </table:table-cell>
          <table:table-cell office:value-type="float" office:value="1200" calcext:value-type="float">
            <text:p>1200</text:p>
          </table:table-cell>
          <table:table-cell office:value-type="float" office:value="396.7834" calcext:value-type="float">
            <text:p>396.7834</text:p>
          </table:table-cell>
          <table:table-cell office:value-type="float" office:value="283.7455" calcext:value-type="float">
            <text:p>283.7455</text:p>
          </table:table-cell>
          <table:table-cell office:value-type="float" office:value="113.0378" calcext:value-type="float">
            <text:p>113.0378</text:p>
          </table:table-cell>
          <table:table-cell office:value-type="string" calcext:value-type="string">
            <text:p>OPT</text:p>
          </table:table-cell>
          <table:table-cell office:value-type="float" office:value="2053.28" calcext:value-type="float">
            <text:p>2053.28</text:p>
          </table:table-cell>
          <table:table-cell office:value-type="float" office:value="13390" calcext:value-type="float">
            <text:p>13390</text:p>
          </table:table-cell>
          <table:table-cell table:number-columns-repeated="2" office:value-type="float" office:value="366.622" calcext:value-type="float">
            <text:p>366.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fl015-080</text:p>
          </table:table-cell>
          <table:table-cell office:value-type="float" office:value="402.4885296" calcext:value-type="float">
            <text:p>402.4885296</text:p>
          </table:table-cell>
          <table:table-cell table:style-name="ce4" office:value-type="string" calcext:value-type="string">
            <text:p>ERR</text:p>
          </table:table-cell>
          <table:table-cell table:number-columns-repeated="5" office:value-type="string" calcext:value-type="string">
            <text:p>NF</text:p>
          </table:table-cell>
          <table:table-cell office:value-type="string" calcext:value-type="string">
            <text:p>LIM</text:p>
          </table:table-cell>
          <table:table-cell office:value-type="float" office:value="3601.54" calcext:value-type="float">
            <text:p>3601.54</text:p>
          </table:table-cell>
          <table:table-cell office:value-type="float" office:value="10072" calcext:value-type="float">
            <text:p>10072</text:p>
          </table:table-cell>
          <table:table-cell office:value-type="float" office:value="402.488" calcext:value-type="float">
            <text:p>402.488</text:p>
          </table:table-cell>
          <table:table-cell office:value-type="float" office:value="264.748" calcext:value-type="float">
            <text:p>264.748</text:p>
          </table:table-cell>
          <table:table-cell office:value-type="float" office:value="34.22" calcext:value-type="float">
            <text:p>34.22</text:p>
          </table:table-cell>
        </table:table-row>
        <table:table-row table:style-name="ro1">
          <table:table-cell office:value-type="string" calcext:value-type="string">
            <text:p>squfl020-040</text:p>
          </table:table-cell>
          <table:table-cell office:value-type="float" office:value="209.2548897" calcext:value-type="float">
            <text:p>209.2548897</text:p>
          </table:table-cell>
          <table:table-cell office:value-type="string" calcext:value-type="string">
            <text:p>TLIM</text:p>
          </table:table-cell>
          <table:table-cell office:value-type="float" office:value="1800.3" calcext:value-type="float">
            <text:p>1800.3</text:p>
          </table:table-cell>
          <table:table-cell office:value-type="float" office:value="1746" calcext:value-type="float">
            <text:p>1746</text:p>
          </table:table-cell>
          <table:table-cell office:value-type="float" office:value="269.0994" calcext:value-type="float">
            <text:p>269.0994</text:p>
          </table:table-cell>
          <table:table-cell office:value-type="float" office:value="161.6797" calcext:value-type="float">
            <text:p>161.6797</text:p>
          </table:table-cell>
          <table:table-cell office:value-type="float" office:value="107.4196" calcext:value-type="float">
            <text:p>107.4196</text:p>
          </table:table-cell>
          <table:table-cell office:value-type="string" calcext:value-type="string">
            <text:p>OPT</text:p>
          </table:table-cell>
          <table:table-cell office:value-type="float" office:value="2008.4" calcext:value-type="float">
            <text:p>2008.4</text:p>
          </table:table-cell>
          <table:table-cell office:value-type="float" office:value="29500" calcext:value-type="float">
            <text:p>29500</text:p>
          </table:table-cell>
          <table:table-cell table:number-columns-repeated="2" office:value-type="float" office:value="209.255" calcext:value-type="float">
            <text:p>209.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fl020-050</text:p>
          </table:table-cell>
          <table:table-cell office:value-type="float" office:value="230.2021492" calcext:value-type="float">
            <text:p>230.2021492</text:p>
          </table:table-cell>
          <table:table-cell office:value-type="string" calcext:value-type="string">
            <text:p>TLIM</text:p>
          </table:table-cell>
          <table:table-cell office:value-type="float" office:value="1800.56" calcext:value-type="float">
            <text:p>1800.56</text:p>
          </table:table-cell>
          <table:table-cell office:value-type="float" office:value="1141" calcext:value-type="float">
            <text:p>1141</text:p>
          </table:table-cell>
          <table:table-cell office:value-type="float" office:value="314.5786" calcext:value-type="float">
            <text:p>314.5786</text:p>
          </table:table-cell>
          <table:table-cell office:value-type="float" office:value="145.7304" calcext:value-type="float">
            <text:p>145.7304</text:p>
          </table:table-cell>
          <table:table-cell office:value-type="float" office:value="168.8482" calcext:value-type="float">
            <text:p>168.8482</text:p>
          </table:table-cell>
          <table:table-cell office:value-type="string" calcext:value-type="string">
            <text:p>LIM</text:p>
          </table:table-cell>
          <table:table-cell office:value-type="float" office:value="3600.12" calcext:value-type="float">
            <text:p>3600.12</text:p>
          </table:table-cell>
          <table:table-cell office:value-type="float" office:value="19855" calcext:value-type="float">
            <text:p>19855</text:p>
          </table:table-cell>
          <table:table-cell office:value-type="float" office:value="230.202" calcext:value-type="float">
            <text:p>230.202</text:p>
          </table:table-cell>
          <table:table-cell office:value-type="float" office:value="138.322" calcext:value-type="float">
            <text:p>138.322</text:p>
          </table:table-cell>
          <table:table-cell office:value-type="float" office:value="39.91" calcext:value-type="float">
            <text:p>39.91</text:p>
          </table:table-cell>
        </table:table-row>
        <table:table-row table:style-name="ro1">
          <table:table-cell office:value-type="string" calcext:value-type="string">
            <text:p>squfl020-150</text:p>
          </table:table-cell>
          <table:table-cell office:value-type="float" office:value="557.8486493" calcext:value-type="float">
            <text:p>557.8486493</text:p>
          </table:table-cell>
          <table:table-cell office:value-type="string" calcext:value-type="string">
            <text:p>TLIM</text:p>
          </table:table-cell>
          <table:table-cell office:value-type="float" office:value="1801.49" calcext:value-type="float">
            <text:p>1801.49</text:p>
          </table:table-cell>
          <table:table-cell office:value-type="float" office:value="160" calcext:value-type="float">
            <text:p>160</text:p>
          </table:table-cell>
          <table:table-cell office:value-type="float" office:value="924.6514" calcext:value-type="float">
            <text:p>924.6514</text:p>
          </table:table-cell>
          <table:table-cell office:value-type="float" office:value="253.1254" calcext:value-type="float">
            <text:p>253.1254</text:p>
          </table:table-cell>
          <table:table-cell office:value-type="float" office:value="671.5259" calcext:value-type="float">
            <text:p>671.5259</text:p>
          </table:table-cell>
          <table:table-cell office:value-type="string" calcext:value-type="string">
            <text:p>LIM</text:p>
          </table:table-cell>
          <table:table-cell office:value-type="float" office:value="3603.62" calcext:value-type="float">
            <text:p>3603.62</text:p>
          </table:table-cell>
          <table:table-cell office:value-type="float" office:value="1499" calcext:value-type="float">
            <text:p>1499</text:p>
          </table:table-cell>
          <table:table-cell office:value-type="float" office:value="587.866" calcext:value-type="float">
            <text:p>587.866</text:p>
          </table:table-cell>
          <table:table-cell office:value-type="float" office:value="228.075" calcext:value-type="float">
            <text:p>228.075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string" calcext:value-type="string">
            <text:p>squfl025-025</text:p>
          </table:table-cell>
          <table:table-cell office:value-type="float" office:value="168.8072256" calcext:value-type="float">
            <text:p>168.8072256</text:p>
          </table:table-cell>
          <table:table-cell office:value-type="string" calcext:value-type="string">
            <text:p>TLIM</text:p>
          </table:table-cell>
          <table:table-cell office:value-type="float" office:value="1800.79" calcext:value-type="float">
            <text:p>1800.79</text:p>
          </table:table-cell>
          <table:table-cell office:value-type="float" office:value="3258" calcext:value-type="float">
            <text:p>3258</text:p>
          </table:table-cell>
          <table:table-cell office:value-type="float" office:value="168.7998" calcext:value-type="float">
            <text:p>168.7998</text:p>
          </table:table-cell>
          <table:table-cell office:value-type="float" office:value="150.6963" calcext:value-type="float">
            <text:p>150.6963</text:p>
          </table:table-cell>
          <table:table-cell office:value-type="float" office:value="18.1035" calcext:value-type="float">
            <text:p>18.1035</text:p>
          </table:table-cell>
          <table:table-cell office:value-type="string" calcext:value-type="string">
            <text:p>OPT</text:p>
          </table:table-cell>
          <table:table-cell office:value-type="float" office:value="2188.16" calcext:value-type="float">
            <text:p>2188.16</text:p>
          </table:table-cell>
          <table:table-cell office:value-type="float" office:value="31566" calcext:value-type="float">
            <text:p>31566</text:p>
          </table:table-cell>
          <table:table-cell table:number-columns-repeated="2" office:value-type="float" office:value="168.807" calcext:value-type="float">
            <text:p>168.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fl025-030</text:p>
          </table:table-cell>
          <table:table-cell office:value-type="float" office:value="205.5016545" calcext:value-type="float">
            <text:p>205.5016545</text:p>
          </table:table-cell>
          <table:table-cell office:value-type="string" calcext:value-type="string">
            <text:p>TLIM</text:p>
          </table:table-cell>
          <table:table-cell office:value-type="float" office:value="1800.56" calcext:value-type="float">
            <text:p>1800.56</text:p>
          </table:table-cell>
          <table:table-cell office:value-type="float" office:value="2471" calcext:value-type="float">
            <text:p>2471</text:p>
          </table:table-cell>
          <table:table-cell office:value-type="float" office:value="257.6937" calcext:value-type="float">
            <text:p>257.6937</text:p>
          </table:table-cell>
          <table:table-cell office:value-type="float" office:value="137.9391" calcext:value-type="float">
            <text:p>137.9391</text:p>
          </table:table-cell>
          <table:table-cell office:value-type="float" office:value="119.7546" calcext:value-type="float">
            <text:p>119.7546</text:p>
          </table:table-cell>
          <table:table-cell office:value-type="string" calcext:value-type="string">
            <text:p>OPT</text:p>
          </table:table-cell>
          <table:table-cell office:value-type="float" office:value="3120.84" calcext:value-type="float">
            <text:p>3120.84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205.501" calcext:value-type="float">
            <text:p>205.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fl025-040</text:p>
          </table:table-cell>
          <table:table-cell office:value-type="float" office:value="197.3338808" calcext:value-type="float">
            <text:p>197.3338808</text:p>
          </table:table-cell>
          <table:table-cell office:value-type="string" calcext:value-type="string">
            <text:p>TLIM</text:p>
          </table:table-cell>
          <table:table-cell office:value-type="float" office:value="1800.55" calcext:value-type="float">
            <text:p>1800.55</text:p>
          </table:table-cell>
          <table:table-cell office:value-type="float" office:value="1329" calcext:value-type="float">
            <text:p>1329</text:p>
          </table:table-cell>
          <table:table-cell office:value-type="float" office:value="285.4852" calcext:value-type="float">
            <text:p>285.4852</text:p>
          </table:table-cell>
          <table:table-cell office:value-type="float" office:value="112.0551" calcext:value-type="float">
            <text:p>112.0551</text:p>
          </table:table-cell>
          <table:table-cell office:value-type="float" office:value="173.4302" calcext:value-type="float">
            <text:p>173.4302</text:p>
          </table:table-cell>
          <table:table-cell office:value-type="string" calcext:value-type="string">
            <text:p>LIM</text:p>
          </table:table-cell>
          <table:table-cell office:value-type="float" office:value="3600.18" calcext:value-type="float">
            <text:p>3600.18</text:p>
          </table:table-cell>
          <table:table-cell office:value-type="float" office:value="20743" calcext:value-type="float">
            <text:p>20743</text:p>
          </table:table-cell>
          <table:table-cell office:value-type="float" office:value="197.334" calcext:value-type="float">
            <text:p>197.334</text:p>
          </table:table-cell>
          <table:table-cell office:value-type="float" office:value="94.821" calcext:value-type="float">
            <text:p>94.821</text:p>
          </table:table-cell>
          <table:table-cell office:value-type="float" office:value="51.95" calcext:value-type="float">
            <text:p>51.95</text:p>
          </table:table-cell>
        </table:table-row>
        <table:table-row table:style-name="ro1">
          <table:table-cell office:value-type="string" calcext:value-type="string">
            <text:p>squfl030-100</text:p>
          </table:table-cell>
          <table:table-cell office:value-type="float" office:value="359.9787171" calcext:value-type="float">
            <text:p>359.9787171</text:p>
          </table:table-cell>
          <table:table-cell office:value-type="string" calcext:value-type="string">
            <text:p>TLIM</text:p>
          </table:table-cell>
          <table:table-cell office:value-type="float" office:value="1803.64" calcext:value-type="float">
            <text:p>1803.64</text:p>
          </table:table-cell>
          <table:table-cell office:value-type="float" office:value="301" calcext:value-type="float">
            <text:p>301</text:p>
          </table:table-cell>
          <table:table-cell office:value-type="float" office:value="614.4477" calcext:value-type="float">
            <text:p>614.4477</text:p>
          </table:table-cell>
          <table:table-cell office:value-type="float" office:value="138.552" calcext:value-type="float">
            <text:p>138.552</text:p>
          </table:table-cell>
          <table:table-cell office:value-type="float" office:value="475.8957" calcext:value-type="float">
            <text:p>475.8957</text:p>
          </table:table-cell>
          <table:table-cell office:value-type="string" calcext:value-type="string">
            <text:p>LIM</text:p>
          </table:table-cell>
          <table:table-cell office:value-type="float" office:value="3604.83" calcext:value-type="float">
            <text:p>3604.83</text:p>
          </table:table-cell>
          <table:table-cell office:value-type="float" office:value="594" calcext:value-type="float">
            <text:p>594</text:p>
          </table:table-cell>
          <table:table-cell office:value-type="float" office:value="421" calcext:value-type="float">
            <text:p>421</text:p>
          </table:table-cell>
          <table:table-cell office:value-type="float" office:value="123.89" calcext:value-type="float">
            <text:p>123.89</text:p>
          </table:table-cell>
          <table:table-cell office:value-type="float" office:value="70.57" calcext:value-type="float">
            <text:p>70.57</text:p>
          </table:table-cell>
        </table:table-row>
        <table:table-row table:style-name="ro1">
          <table:table-cell office:value-type="string" calcext:value-type="string">
            <text:p>squfl030-150</text:p>
          </table:table-cell>
          <table:table-cell office:value-type="float" office:value="389.2508913" calcext:value-type="float">
            <text:p>389.2508913</text:p>
          </table:table-cell>
          <table:table-cell office:value-type="string" calcext:value-type="string">
            <text:p>TLIM</text:p>
          </table:table-cell>
          <table:table-cell office:value-type="float" office:value="1810.17" calcext:value-type="float">
            <text:p>1810.17</text:p>
          </table:table-cell>
          <table:table-cell office:value-type="float" office:value="145" calcext:value-type="float">
            <text:p>145</text:p>
          </table:table-cell>
          <table:table-cell office:value-type="float" office:value="1064.1825" calcext:value-type="float">
            <text:p>1064.1825</text:p>
          </table:table-cell>
          <table:table-cell office:value-type="float" office:value="171.4165" calcext:value-type="float">
            <text:p>171.4165</text:p>
          </table:table-cell>
          <table:table-cell office:value-type="float" office:value="892.766" calcext:value-type="float">
            <text:p>892.766</text:p>
          </table:table-cell>
          <table:table-cell office:value-type="string" calcext:value-type="string">
            <text:p>LIM</text:p>
          </table:table-cell>
          <table:table-cell office:value-type="float" office:value="3721.55" calcext:value-type="float">
            <text:p>3721.55</text:p>
          </table:table-cell>
          <table:table-cell office:value-type="float" office:value="281" calcext:value-type="float">
            <text:p>281</text:p>
          </table:table-cell>
          <table:table-cell office:value-type="float" office:value="750.797" calcext:value-type="float">
            <text:p>750.797</text:p>
          </table:table-cell>
          <table:table-cell office:value-type="float" office:value="158.927" calcext:value-type="float">
            <text:p>158.927</text:p>
          </table:table-cell>
          <table:table-cell office:value-type="float" office:value="78.83" calcext:value-type="float">
            <text:p>78.83</text:p>
          </table:table-cell>
        </table:table-row>
        <table:table-row table:style-name="ro1">
          <table:table-cell office:value-type="string" calcext:value-type="string">
            <text:p>squfl040-080</text:p>
          </table:table-cell>
          <table:table-cell office:value-type="float" office:value="259.3627373" calcext:value-type="float">
            <text:p>259.3627373</text:p>
          </table:table-cell>
          <table:table-cell office:value-type="string" calcext:value-type="string">
            <text:p>TLIM</text:p>
          </table:table-cell>
          <table:table-cell office:value-type="float" office:value="1801.24" calcext:value-type="float">
            <text:p>1801.24</text:p>
          </table:table-cell>
          <table:table-cell office:value-type="float" office:value="374" calcext:value-type="float">
            <text:p>374</text:p>
          </table:table-cell>
          <table:table-cell office:value-type="float" office:value="476.0334" calcext:value-type="float">
            <text:p>476.0334</text:p>
          </table:table-cell>
          <table:table-cell office:value-type="float" office:value="104.2015" calcext:value-type="float">
            <text:p>104.2015</text:p>
          </table:table-cell>
          <table:table-cell office:value-type="float" office:value="371.8319" calcext:value-type="float">
            <text:p>371.8319</text:p>
          </table:table-cell>
          <table:table-cell office:value-type="string" calcext:value-type="string">
            <text:p>LIM</text:p>
          </table:table-cell>
          <table:table-cell office:value-type="float" office:value="3642.99" calcext:value-type="float">
            <text:p>3642.99</text:p>
          </table:table-cell>
          <table:table-cell office:value-type="float" office:value="1272" calcext:value-type="float">
            <text:p>1272</text:p>
          </table:table-cell>
          <table:table-cell office:value-type="float" office:value="373.176" calcext:value-type="float">
            <text:p>373.176</text:p>
          </table:table-cell>
          <table:table-cell office:value-type="float" office:value="91.492" calcext:value-type="float">
            <text:p>91.492</text:p>
          </table:table-cell>
          <table:table-cell office:value-type="float" office:value="75.48" calcext:value-type="float">
            <text:p>75.48</text:p>
          </table:table-cell>
        </table:table-row>
        <table:table-row table:style-name="ro1">
          <table:table-cell office:value-type="string" calcext:value-type="string">
            <text:p>st_cqpf</text:p>
          </table:table-cell>
          <table:table-cell office:value-type="float" office:value="-2.750000001" calcext:value-type="float">
            <text:p>-2.750000001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.7501" calcext:value-type="float">
            <text:p>-2.7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cqpjk1</text:p>
          </table:table-cell>
          <table:table-cell office:value-type="float" office:value="-12.44444222" calcext:value-type="float">
            <text:p>-12.44444222</text:p>
          </table:table-cell>
          <table:table-cell table:style-name="ce4" office:value-type="string" calcext:value-type="string">
            <text:p>ERR</text:p>
          </table:table-cell>
          <table:table-cell table:number-columns-repeated="5" office:value-type="string" calcext:value-type="string">
            <text:p>NF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2.444" calcext:value-type="float">
            <text:p>-12.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cqpjk2</text:p>
          </table:table-cell>
          <table:table-cell office:value-type="float" office:value="-12.5" calcext:value-type="float">
            <text:p>-12.5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-12.5004" calcext:value-type="float">
            <text:p>-12.5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2.5" calcext:value-type="float">
            <text:p>-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miqp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miq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7" office:value-type="float" office:value="1.9992" calcext:value-type="float">
            <text:p>1.9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miqp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miqp4</text:p>
          </table:table-cell>
          <table:table-cell office:value-type="float" office:value="-4574" calcext:value-type="float">
            <text:p>-4574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7" office:value-type="float" office:value="-4574.017" calcext:value-type="float">
            <text:p>-4574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4574" calcext:value-type="float">
            <text:p>-4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miqp5</text:p>
          </table:table-cell>
          <table:table-cell office:value-type="float" office:value="-333.8888889" calcext:value-type="float">
            <text:p>-333.8888889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-333.8983" calcext:value-type="float">
            <text:p>-333.8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33.889" calcext:value-type="float">
            <text:p>-333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tes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test2</text:p>
          </table:table-cell>
          <table:table-cell office:value-type="float" office:value="-9.25" calcext:value-type="float">
            <text:p>-9.25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.25" calcext:value-type="float">
            <text:p>-9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9.25" calcext:value-type="float">
            <text:p>-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test3</text:p>
          </table:table-cell>
          <table:table-cell office:value-type="float" office:value="-7" calcext:value-type="float">
            <text:p>-7</text:p>
          </table:table-cell>
          <table:table-cell table:style-name="ce6"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test4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test5</text:p>
          </table:table-cell>
          <table:table-cell office:value-type="float" office:value="-110" calcext:value-type="float">
            <text:p>-110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3" calcext:value-type="float">
            <text:p>0.0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test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test8</text:p>
          </table:table-cell>
          <table:table-cell office:value-type="float" office:value="-29605" calcext:value-type="float">
            <text:p>-29605</text:p>
          </table:table-cell>
          <table:table-cell office:value-type="string" calcext:value-type="string">
            <text:p>OPT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7" office:value-type="float" office:value="-29605.0084" calcext:value-type="float">
            <text:p>-29605.0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9605" calcext:value-type="float">
            <text:p>-29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testgr1</text:p>
          </table:table-cell>
          <table:table-cell office:value-type="float" office:value="-12.8116" calcext:value-type="float">
            <text:p>-12.8116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05" calcext:value-type="float">
            <text:p>0.0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-12.8116" calcext:value-type="float">
            <text:p>-12.8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21" calcext:value-type="float">
            <text:p>0.21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-12.812" calcext:value-type="float">
            <text:p>-12.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testgr3</text:p>
          </table:table-cell>
          <table:table-cell office:value-type="float" office:value="-20.59" calcext:value-type="float">
            <text:p>-20.59</text:p>
          </table:table-cell>
          <table:table-cell office:value-type="string" calcext:value-type="string">
            <text:p>OPT</text:p>
          </table:table-cell>
          <table:table-cell office:value-type="float" office:value="0.25" calcext:value-type="float">
            <text:p>0.25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-20.59" calcext:value-type="float">
            <text:p>-20.5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07" calcext:value-type="float">
            <text:p>0.07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-20.59" calcext:value-type="float">
            <text:p>-2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_testph4</text:p>
          </table:table-cell>
          <table:table-cell office:value-type="float" office:value="-80.5" calcext:value-type="float">
            <text:p>-80.5</text:p>
          </table:table-cell>
          <table:table-cell office:value-type="string" calcext:value-type="string">
            <text:p>OP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80.5" calcext:value-type="float">
            <text:p>-8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80.5" calcext:value-type="float">
            <text:p>-8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-29330.15804" calcext:value-type="float">
            <text:p>-29330.15804</text:p>
          </table:table-cell>
          <table:table-cell office:value-type="string" calcext:value-type="string">
            <text:p>OPT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-29330.9774" calcext:value-type="float">
            <text:p>-29330.977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OPT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9330.158" calcext:value-type="float">
            <text:p>-29330.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commit1</text:p>
          </table:table-cell>
          <table:table-cell office:value-type="float" office:value="578176.639" calcext:value-type="float">
            <text:p>578176.639</text:p>
          </table:table-cell>
          <table:table-cell office:value-type="string" calcext:value-type="string">
            <text:p>TLIM</text:p>
          </table:table-cell>
          <table:table-cell office:value-type="float" office:value="1800.83" calcext:value-type="float">
            <text:p>1800.83</text:p>
          </table:table-cell>
          <table:table-cell office:value-type="float" office:value="36285" calcext:value-type="float">
            <text:p>36285</text:p>
          </table:table-cell>
          <table:table-cell office:value-type="float" office:value="578178.0826" calcext:value-type="float">
            <text:p>578178.0826</text:p>
          </table:table-cell>
          <table:table-cell office:value-type="float" office:value="577318.6406" calcext:value-type="float">
            <text:p>577318.6406</text:p>
          </table:table-cell>
          <table:table-cell office:value-type="float" office:value="859.442" calcext:value-type="float">
            <text:p>859.442</text:p>
          </table:table-cell>
          <table:table-cell office:value-type="string" calcext:value-type="string">
            <text:p>OPT</text:p>
          </table:table-cell>
          <table:table-cell office:value-type="float" office:value="85.51" calcext:value-type="float">
            <text:p>85.51</text:p>
          </table:table-cell>
          <table:table-cell office:value-type="float" office:value="45163" calcext:value-type="float">
            <text:p>45163</text:p>
          </table:table-cell>
          <table:table-cell table:number-columns-repeated="2" office:value-type="float" office:value="578176.636" calcext:value-type="float">
            <text:p>578176.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contamination0202</text:p>
          </table:table-cell>
          <table:table-cell office:value-type="float" office:value="125.1956149" calcext:value-type="float">
            <text:p>125.1956149</text:p>
          </table:table-cell>
          <table:table-cell table:style-name="ce6" office:value-type="string" calcext:value-type="string">
            <text:p>OPT</text:p>
          </table:table-cell>
          <table:table-cell office:value-type="float" office:value="13.6" calcext:value-type="float">
            <text:p>13.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4.8639" calcext:value-type="float">
            <text:p>124.8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15.42" calcext:value-type="float">
            <text:p>15.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25.195" calcext:value-type="float">
            <text:p>125.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contamination0202r</text:p>
          </table:table-cell>
          <table:table-cell office:value-type="float" office:value="97.90443671" calcext:value-type="float">
            <text:p>97.90443671</text:p>
          </table:table-cell>
          <table:table-cell office:value-type="string" calcext:value-type="string">
            <text:p>TLIM</text:p>
          </table:table-cell>
          <table:table-cell office:value-type="float" office:value="1800.56" calcext:value-type="float">
            <text:p>1800.56</text:p>
          </table:table-cell>
          <table:table-cell office:value-type="float" office:value="12565" calcext:value-type="float">
            <text:p>12565</text:p>
          </table:table-cell>
          <table:table-cell office:value-type="float" office:value="368.7895" calcext:value-type="float">
            <text:p>368.7895</text:p>
          </table:table-cell>
          <table:table-cell office:value-type="float" office:value="-5695.3207" calcext:value-type="float">
            <text:p>-5695.3207</text:p>
          </table:table-cell>
          <table:table-cell office:value-type="float" office:value="6064.1102" calcext:value-type="float">
            <text:p>6064.1102</text:p>
          </table:table-cell>
          <table:table-cell table:style-name="ce4" office:value-type="string" calcext:value-type="string">
            <text:p>INF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watercontamination0303</text:p>
          </table:table-cell>
          <table:table-cell office:value-type="float" office:value="207.9850346" calcext:value-type="float">
            <text:p>207.9850346</text:p>
          </table:table-cell>
          <table:table-cell table:style-name="ce6" office:value-type="string" calcext:value-type="string">
            <text:p>OPT</text:p>
          </table:table-cell>
          <table:table-cell office:value-type="float" office:value="21.76" calcext:value-type="float">
            <text:p>21.7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-1713.4693" calcext:value-type="float">
            <text:p>-1713.4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T</text:p>
          </table:table-cell>
          <table:table-cell office:value-type="float" office:value="71.26" calcext:value-type="float">
            <text:p>71.26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207.985" calcext:value-type="float">
            <text:p>207.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contamination0303r</text:p>
          </table:table-cell>
          <table:table-cell office:value-type="float" office:value="424.5441034" calcext:value-type="float">
            <text:p>424.5441034</text:p>
          </table:table-cell>
          <table:table-cell office:value-type="string" calcext:value-type="string">
            <text:p>TLIM</text:p>
          </table:table-cell>
          <table:table-cell office:value-type="float" office:value="1804" calcext:value-type="float">
            <text:p>1804</text:p>
          </table:table-cell>
          <table:table-cell office:value-type="float" office:value="3935" calcext:value-type="float">
            <text:p>3935</text:p>
          </table:table-cell>
          <table:table-cell office:value-type="float" office:value="6423.21" calcext:value-type="float">
            <text:p>6423.21</text:p>
          </table:table-cell>
          <table:table-cell office:value-type="float" office:value="-14878.3876" calcext:value-type="float">
            <text:p>-14878.3876</text:p>
          </table:table-cell>
          <table:table-cell office:value-type="float" office:value="21301.5976" calcext:value-type="float">
            <text:p>21301.5976</text:p>
          </table:table-cell>
          <table:table-cell table:style-name="ce5" office:value-type="string" calcext:value-type="string">
            <text:p>OPT</text:p>
          </table:table-cell>
          <table:table-cell office:value-type="float" office:value="103.32" calcext:value-type="float">
            <text:p>103.32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424.543" calcext:value-type="float">
            <text:p>424.54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port.A2:report.H13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11:43:02.644111733</dc:date>
    <meta:editing-duration>PT2M55S</meta:editing-duration>
    <meta:editing-cycles>1</meta:editing-cycles>
    <meta:document-statistic meta:table-count="1" meta:cell-count="1863" meta:object-count="0"/>
    <meta:generator>LibreOffice/6.0.7.3$Linux_X86_64 LibreOffice_project/00m0$Build-3</meta:generator>
  </office:meta>
</office:document-meta>
</file>